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Without_20_Fill">
      <style:graphic-properties fo:min-height="2.245cm" fo:min-width="2.245cm"/>
    </style:style>
    <style:style style:name="gr2" style:family="graphic" style:parent-style-name="Without_20_Fill">
      <style:graphic-properties fo:min-height="3.937cm" fo:min-width="5.969cm"/>
    </style:style>
    <style:style style:name="gr3" style:family="graphic" style:parent-style-name="Floating_20_Text">
      <style:graphic-properties draw:textarea-vertical-align="middle"/>
    </style:style>
    <style:style style:name="gr4" style:family="graphic" style:parent-style-name="objectwithoutfill">
      <style:graphic-properties svg:stroke-color="#942a0e" draw:marker-end="Arrow" draw:marker-end-width="0.3cm" draw:fill="none" draw:fill-color="#942a0e" draw:textarea-vertical-align="middle"/>
    </style:style>
    <style:style style:name="gr5" style:family="graphic" style:parent-style-name="objectwithoutfill">
      <style:graphic-properties svg:stroke-color="#942a0e" draw:fill="none" draw:textarea-vertical-align="middle"/>
    </style:style>
    <style:style style:name="gr6" style:family="graphic" style:parent-style-name="Without_20_Fill_5f_1_5f_1">
      <style:graphic-properties fo:min-height="1.11cm" fo:min-width="1.109cm"/>
    </style:style>
    <style:style style:name="gr7" style:family="graphic" style:parent-style-name="Without_20_Fill_5f_1_5f_1">
      <style:graphic-properties fo:min-height="1.944cm" fo:min-width="2.946cm"/>
    </style:style>
    <style:style style:name="gr8" style:family="graphic" style:parent-style-name="Floating_20_Text_5f_1_5f_1">
      <style:graphic-properties draw:textarea-vertical-align="middle"/>
    </style:style>
    <style:style style:name="gr9" style:family="graphic" style:parent-style-name="Normal_20_Arrow">
      <style:graphic-properties draw:textarea-vertical-align="middle"/>
    </style:style>
    <style:style style:name="gr10" style:family="graphic" style:parent-style-name="Floating_20_Text_5f_2">
      <style:graphic-properties draw:textarea-vertical-align="middle"/>
    </style:style>
    <style:style style:name="gr11" style:family="graphic" style:parent-style-name="Line">
      <style:graphic-properties draw:textarea-vertical-align="middle"/>
    </style:style>
    <style:style style:name="gr12" style:family="graphic" style:parent-style-name="Without_20_Fill_5f_1_5f_1">
      <style:graphic-properties fo:min-height="0.556cm" fo:min-width="0.555cm"/>
    </style:style>
    <style:style style:name="gr13" style:family="graphic" style:parent-style-name="Without_20_Fill_5f_1_5f_1">
      <style:graphic-properties fo:min-height="0.974cm" fo:min-width="1.476cm"/>
    </style:style>
    <style:style style:name="gr14" style:family="graphic" style:parent-style-name="standard">
      <style:graphic-properties svg:stroke-color="#942a0e" draw:marker-end="Arrow" draw:marker-end-width="0.3cm" draw:fill="none" draw:fill-color="#942a0e" draw:textarea-vertical-align="middle"/>
    </style:style>
    <style:style style:name="gr15" style:family="graphic" style:parent-style-name="Without_20_Fill_5f_1_5f_1">
      <style:graphic-properties fo:min-height="0.555cm" fo:min-width="0.555cm"/>
    </style:style>
    <style:style style:name="gr16" style:family="graphic" style:parent-style-name="Without_20_Fill_5f_1_5f_1">
      <style:graphic-properties fo:min-height="0.593cm" fo:min-width="0.762cm"/>
    </style:style>
    <style:style style:name="gr17" style:family="graphic" style:parent-style-name="objectwitharrow">
      <style:graphic-properties fo:min-height="0cm" fo:min-width="0cm"/>
    </style:style>
    <style:style style:name="gr18" style:family="graphic" style:parent-style-name="Without_20_Fill">
      <style:graphic-properties fo:min-height="0.556cm" fo:min-width="0.555cm"/>
    </style:style>
    <style:style style:name="gr19" style:family="graphic" style:parent-style-name="Without_20_Fill_5f_1_5f_1_5f_1">
      <style:graphic-properties fo:min-height="0.974cm" fo:min-width="1.476cm"/>
    </style:style>
    <style:style style:name="gr20" style:family="graphic" style:parent-style-name="Floating_20_Text_5f_1_5f_1_5f_1">
      <style:graphic-properties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_20_with_20_Arrow_20_semi_20_transparent">
      <style:graphic-properties fo:min-height="0cm" fo:min-width="0cm"/>
    </style:style>
    <style:style style:name="gr23" style:family="graphic" style:parent-style-name="Floating_20_Text_5f_2_5f_1">
      <style:graphic-properties draw:textarea-vertical-align="middle"/>
    </style:style>
    <style:style style:name="gr24" style:family="graphic" style:parent-style-name="Object_20_with_20_Arrow_20_semi_20_transparent">
      <style:graphic-properties fo:min-height="0cm" fo:min-width="0cm"/>
    </style:style>
    <style:style style:name="gr25" style:family="graphic" style:parent-style-name="Without_20_Fill">
      <style:graphic-properties fo:min-height="0.974cm" fo:min-width="1.476cm"/>
    </style:style>
    <style:style style:name="gr26" style:family="graphic" style:parent-style-name="Big_20_Arrow">
      <style:graphic-properties draw:textarea-vertical-align="middle"/>
    </style:style>
    <style:style style:name="gr27" style:family="graphic" style:parent-style-name="Object_20_with_20_Arrow_20_semi_20_transparent_5f_2_5f_1">
      <style:graphic-properties fo:min-height="0cm" fo:min-width="0cm"/>
    </style:style>
    <style:style style:name="gr28" style:family="graphic" style:parent-style-name="Object_20_with_20_Arrow_20_semi_20_transparent_5f_2_5f_1">
      <style:graphic-properties fo:min-height="0cm" fo:min-width="0cm"/>
    </style:style>
    <style:style style:name="gr29" style:family="graphic" style:parent-style-name="Floating_20_Text_5f_1_5f_1_5f_1_5f_2_5f_1">
      <style:graphic-properties draw:textarea-vertical-align="middle"/>
    </style:style>
    <style:style style:name="gr30" style:family="graphic" style:parent-style-name="Line_5f_1_5f_2_5f_1">
      <style:graphic-properties draw:textarea-vertical-align="middle"/>
    </style:style>
    <style:style style:name="gr31" style:family="graphic" style:parent-style-name="Object_20_without_20_fill_5f_1_5f_1_5f_1_5f_2_5f_1">
      <style:graphic-properties svg:stroke-color="#942a0e" draw:marker-end="Arrow" draw:marker-end-width="0.3cm" draw:fill="none" draw:fill-color="#942a0e" draw:textarea-vertical-align="middle"/>
    </style:style>
    <style:style style:name="gr32" style:family="graphic" style:parent-style-name="Without_20_Fill_5f_1_5f_1_5f_1_5f_2_5f_1">
      <style:graphic-properties fo:min-height="0.974cm" fo:min-width="1.476cm"/>
    </style:style>
    <style:style style:name="gr33" style:family="graphic" style:parent-style-name="Line_5f_1_5f_2">
      <style:graphic-properties draw:textarea-vertical-align="middle"/>
    </style:style>
    <style:style style:name="gr34" style:family="graphic" style:parent-style-name="Object_20_without_20_fill_5f_1_5f_1_5f_1_5f_2">
      <style:graphic-properties svg:stroke-color="#942a0e" draw:marker-end="Arrow" draw:marker-end-width="0.3cm" draw:fill="none" draw:fill-color="#942a0e" draw:textarea-vertical-align="middle"/>
    </style:style>
    <style:style style:name="gr35" style:family="graphic" style:parent-style-name="Without_20_Fill_5f_1_5f_1_5f_1_5f_2">
      <style:graphic-properties fo:min-height="0.556cm" fo:min-width="0.555cm"/>
    </style:style>
    <style:style style:name="gr36" style:family="graphic" style:parent-style-name="Without_20_Fill_5f_1_5f_1_5f_1_5f_2">
      <style:graphic-properties fo:min-height="0.974cm" fo:min-width="1.476cm"/>
    </style:style>
    <style:style style:name="gr37" style:family="graphic" style:parent-style-name="Floating_20_Text_5f_1_5f_1_5f_1_5f_2">
      <style:graphic-properties draw:textarea-vertical-align="middle"/>
    </style:style>
    <style:style style:name="gr38" style:family="graphic" style:parent-style-name="Floating_20_Text_5f_2_5f_1_5f_2">
      <style:graphic-properties draw:textarea-vertical-align="middle"/>
    </style:style>
    <style:style style:name="gr39" style:family="graphic" style:parent-style-name="objectwitharrow">
      <style:graphic-properties fo:min-height="0cm" fo:min-width="0cm"/>
    </style:style>
    <style:style style:name="gr40" style:family="graphic" style:parent-style-name="Object_20_with_20_Arrow_20_semi_20_transparent_5f_2">
      <style:graphic-properties fo:min-height="0cm" fo:min-width="0cm"/>
    </style:style>
    <style:style style:name="gr41" style:family="graphic" style:parent-style-name="Object_20_with_20_Arrow_20_semi_20_transparent_5f_2">
      <style:graphic-properties fo:min-height="0cm" fo:min-width="0cm"/>
    </style:style>
    <style:style style:name="gr42" style:family="graphic" style:parent-style-name="Object_20_with_20_arrow_5f_4">
      <style:graphic-properties fo:min-height="0cm" fo:min-width="0cm"/>
    </style:style>
    <style:style style:name="gr43" style:family="graphic" style:parent-style-name="Without_20_Fill_5f_1_5f_1_5f_1_5f_2_5f_1">
      <style:graphic-properties fo:min-height="0.556cm" fo:min-width="0.555cm"/>
    </style:style>
    <style:style style:name="gr44" style:family="graphic" style:parent-style-name="Floating_20_Text_5f_2_5f_1_5f_2_5f_1">
      <style:graphic-properties draw:textarea-vertical-align="middle"/>
    </style:style>
    <style:style style:name="gr45" style:family="graphic" style:parent-style-name="Object_20_with_20_arrow_5f_4">
      <style:graphic-properties fo:min-height="0cm" fo:min-width="0cm"/>
    </style:style>
    <style:style style:name="gr46" style:family="graphic" style:parent-style-name="Big_20_Arrow_5f_1">
      <style:graphic-properties draw:textarea-vertical-align="middle"/>
    </style:style>
    <style:style style:name="gr47" style:family="graphic" style:parent-style-name="Object_20_with_20_arrow_5f_4_5f_2">
      <style:graphic-properties fo:min-height="0cm" fo:min-width="0cm"/>
    </style:style>
    <style:style style:name="gr48" style:family="graphic" style:parent-style-name="Without_20_Fill_5f_1_5f_1_5f_1_5f_2_5f_1_5f_2">
      <style:graphic-properties fo:min-height="0.556cm" fo:min-width="0.555cm"/>
    </style:style>
    <style:style style:name="gr49" style:family="graphic" style:parent-style-name="Without_20_Fill_5f_1_5f_1_5f_1_5f_2_5f_1_5f_2">
      <style:graphic-properties fo:min-height="0.974cm" fo:min-width="1.476cm"/>
    </style:style>
    <style:style style:name="gr50" style:family="graphic" style:parent-style-name="Floating_20_Text_5f_1_5f_1_5f_1_5f_2_5f_1_5f_2">
      <style:graphic-properties draw:textarea-vertical-align="middle"/>
    </style:style>
    <style:style style:name="gr51" style:family="graphic" style:parent-style-name="Line_5f_1_5f_2_5f_1_5f_2">
      <style:graphic-properties draw:textarea-vertical-align="middle"/>
    </style:style>
    <style:style style:name="gr52" style:family="graphic" style:parent-style-name="Object_20_without_20_fill_5f_1_5f_1_5f_1_5f_2_5f_1_5f_2">
      <style:graphic-properties svg:stroke-color="#942a0e" draw:marker-end="Arrow" draw:marker-end-width="0.3cm" draw:fill="none" draw:fill-color="#942a0e" draw:textarea-vertical-align="middle"/>
    </style:style>
    <style:style style:name="gr53" style:family="graphic" style:parent-style-name="Floating_20_Text_5f_2_5f_1_5f_2_5f_1_5f_2">
      <style:graphic-properties draw:textarea-vertical-align="middle"/>
    </style:style>
    <style:style style:name="gr54" style:family="graphic" style:parent-style-name="Object_20_with_20_arrow_5f_4_5f_2">
      <style:graphic-properties fo:min-height="0cm" fo:min-width="0cm"/>
    </style:style>
    <style:style style:name="gr55" style:family="graphic" style:parent-style-name="Object_20_with_20_Arrow_20_semi_20_transparent_5f_2_5f_1_5f_2">
      <style:graphic-properties fo:min-height="0cm" fo:min-width="0cm"/>
    </style:style>
    <style:style style:name="gr56" style:family="graphic" style:parent-style-name="Object_20_with_20_Arrow_20_semi_20_transparent_5f_2_5f_1_5f_2">
      <style:graphic-properties fo:min-height="0cm" fo:min-width="0cm"/>
    </style:style>
    <style:style style:name="gr57" style:family="graphic" style:parent-style-name="Big_20_Arrow_5f_1_5f_2">
      <style:graphic-properties draw:textarea-vertical-align="middle"/>
    </style:style>
    <style:style style:name="gr58" style:family="graphic" style:parent-style-name="Without_20_Fill_5f_1_5f_1_5f_1_5f_1">
      <style:graphic-properties fo:min-height="0.556cm" fo:min-width="0.555cm"/>
    </style:style>
    <style:style style:name="gr59" style:family="graphic" style:parent-style-name="Without_20_Fill_5f_1_5f_1_5f_1_5f_1">
      <style:graphic-properties fo:min-height="0.974cm" fo:min-width="1.476cm"/>
    </style:style>
    <style:style style:name="gr60" style:family="graphic" style:parent-style-name="Floating_20_Text_5f_1_5f_1_5f_1_5f_1">
      <style:graphic-properties draw:textarea-vertical-align="middle"/>
    </style:style>
    <style:style style:name="gr61" style:family="graphic" style:parent-style-name="Object_20_without_20_fill_5f_1_5f_1_5f_1_5f_1">
      <style:graphic-properties svg:stroke-color="#942a0e" draw:marker-end="Arrow" draw:marker-end-width="0.3cm" draw:fill="none" draw:fill-color="#942a0e" draw:textarea-vertical-align="middle"/>
    </style:style>
    <style:style style:name="gr62" style:family="graphic" style:parent-style-name="Without_20_Fill_5f_1_5f_1_5f_1_5f_1">
      <style:graphic-properties fo:min-height="0.555cm" fo:min-width="0.555cm"/>
    </style:style>
    <style:style style:name="gr63" style:family="graphic" style:parent-style-name="Line_5f_1_5f_1">
      <style:graphic-properties draw:textarea-vertical-align="middle"/>
    </style:style>
    <style:style style:name="gr64" style:family="graphic" style:parent-style-name="Object_20_with_20_arrow_5f_4_5f_2_5f_1">
      <style:graphic-properties fo:min-height="0cm" fo:min-width="0cm"/>
    </style:style>
    <style:style style:name="gr65" style:family="graphic" style:parent-style-name="Without_20_Fill_5f_1_5f_1_5f_1_5f_2_5f_1_5f_2_5f_1">
      <style:graphic-properties fo:min-height="0.556cm" fo:min-width="0.555cm"/>
    </style:style>
    <style:style style:name="gr66" style:family="graphic" style:parent-style-name="Without_20_Fill_5f_1_5f_1_5f_1_5f_2_5f_1_5f_2_5f_1">
      <style:graphic-properties fo:min-height="0.974cm" fo:min-width="1.476cm"/>
    </style:style>
    <style:style style:name="gr67" style:family="graphic" style:parent-style-name="Floating_20_Text_5f_1_5f_1_5f_1_5f_2_5f_1_5f_2_5f_1">
      <style:graphic-properties draw:textarea-vertical-align="middle"/>
    </style:style>
    <style:style style:name="gr68" style:family="graphic" style:parent-style-name="Line_5f_1_5f_2_5f_1_5f_2_5f_1">
      <style:graphic-properties draw:textarea-vertical-align="middle"/>
    </style:style>
    <style:style style:name="gr69" style:family="graphic" style:parent-style-name="Object_20_without_20_fill_5f_1_5f_1_5f_1_5f_2_5f_1_5f_2_5f_1">
      <style:graphic-properties svg:stroke-color="#942a0e" draw:marker-end="Arrow" draw:marker-end-width="0.3cm" draw:fill="none" draw:fill-color="#942a0e" draw:textarea-vertical-align="middle"/>
    </style:style>
    <style:style style:name="gr70" style:family="graphic" style:parent-style-name="Floating_20_Text_5f_2_5f_1_5f_2_5f_1_5f_2_5f_1">
      <style:graphic-properties draw:textarea-vertical-align="middle"/>
    </style:style>
    <style:style style:name="gr71" style:family="graphic" style:parent-style-name="Object_20_with_20_arrow_5f_4_5f_2_5f_1">
      <style:graphic-properties fo:min-height="0cm" fo:min-width="0cm"/>
    </style:style>
    <style:style style:name="gr72" style:family="graphic" style:parent-style-name="Object_20_with_20_Arrow_20_semi_20_transparent_5f_2_5f_1_5f_2_5f_1">
      <style:graphic-properties fo:min-height="0cm" fo:min-width="0cm"/>
    </style:style>
    <style:style style:name="gr73" style:family="graphic" style:parent-style-name="Object_20_with_20_Arrow_20_semi_20_transparent_5f_2_5f_1_5f_2_5f_1">
      <style:graphic-properties fo:min-height="0cm" fo:min-width="0cm"/>
    </style:style>
    <style:style style:name="gr74" style:family="graphic" style:parent-style-name="Big_20_Arrow_5f_1_5f_2_5f_1">
      <style:graphic-properties draw:textarea-vertical-align="middle"/>
    </style:style>
    <style:style style:name="gr75" style:family="graphic" style:parent-style-name="Without_20_Fill_5f_1_5f_1_5f_1_5f_1_5f_3">
      <style:graphic-properties fo:min-height="0.556cm" fo:min-width="0.555cm"/>
    </style:style>
    <style:style style:name="gr76" style:family="graphic" style:parent-style-name="Without_20_Fill_5f_1_5f_1_5f_1_5f_1_5f_3">
      <style:graphic-properties fo:min-height="0.974cm" fo:min-width="1.476cm"/>
    </style:style>
    <style:style style:name="gr77" style:family="graphic" style:parent-style-name="Floating_20_Text_5f_1_5f_1_5f_1_5f_1_5f_3">
      <style:graphic-properties draw:textarea-vertical-align="middle"/>
    </style:style>
    <style:style style:name="gr78" style:family="graphic" style:parent-style-name="Line_5f_1">
      <style:graphic-properties draw:textarea-vertical-align="middle"/>
    </style:style>
    <style:style style:name="gr79" style:family="graphic" style:parent-style-name="Object_20_without_20_fill_5f_1_5f_1_5f_1_5f_1_5f_1">
      <style:graphic-properties svg:stroke-color="#942a0e" draw:marker-end="Arrow" draw:marker-end-width="0.3cm" draw:fill="none" draw:fill-color="#942a0e" draw:textarea-vertical-align="middle"/>
    </style:style>
    <style:style style:name="gr80" style:family="graphic" style:parent-style-name="Without_20_Fill_5f_1_5f_1_5f_1_5f_1_5f_3">
      <style:graphic-properties fo:min-height="0.555cm" fo:min-width="0.555cm"/>
    </style:style>
    <style:style style:name="gr81" style:family="graphic" style:parent-style-name="Line_5f_1_5f_1_5f_1">
      <style:graphic-properties draw:textarea-vertical-align="middle"/>
    </style:style>
    <style:style style:name="gr82" style:family="graphic" style:parent-style-name="Object_20_with_20_arrow_5f_1_5f_2_5f_1">
      <style:graphic-properties fo:min-height="0cm" fo:min-width="0cm"/>
    </style:style>
    <style:style style:name="gr83" style:family="graphic" style:parent-style-name="Floating_20_Text_5f_1_5f_1_5f_1_5f_1_5f_2_5f_1">
      <style:graphic-properties draw:textarea-vertical-align="middle"/>
    </style:style>
    <style:style style:name="gr84" style:family="graphic" style:parent-style-name="Floating_20_Text_5f_2_5f_1_5f_1_5f_2_5f_1">
      <style:graphic-properties draw:textarea-vertical-align="middle"/>
    </style:style>
    <style:style style:name="gr85" style:family="graphic" style:parent-style-name="Object_20_with_20_arrow_5f_1_5f_2_5f_1">
      <style:graphic-properties fo:min-height="0cm" fo:min-width="0cm"/>
    </style:style>
    <style:style style:name="gr86" style:family="graphic" style:parent-style-name="Line_5f_1_5f_1_5f_2_5f_1">
      <style:graphic-properties draw:textarea-vertical-align="middle"/>
    </style:style>
    <style:style style:name="gr87" style:family="graphic" style:parent-style-name="Object_20_without_20_fill_5f_1_5f_1_5f_1_5f_1_5f_2_5f_1">
      <style:graphic-properties svg:stroke-color="#942a0e" draw:marker-end="Arrow" draw:marker-end-width="0.3cm" draw:fill="none" draw:fill-color="#942a0e" draw:textarea-vertical-align="middle"/>
    </style:style>
    <style:style style:name="gr88" style:family="graphic" style:parent-style-name="Object_20_with_20_Arrow_20_semi_20_transparent_5f_1_5f_2_5f_1">
      <style:graphic-properties fo:min-height="0cm" fo:min-width="0cm"/>
    </style:style>
    <style:style style:name="gr89" style:family="graphic" style:parent-style-name="Object_20_with_20_Arrow_20_semi_20_transparent_5f_1_5f_2_5f_1">
      <style:graphic-properties fo:min-height="0cm" fo:min-width="0cm"/>
    </style:style>
    <style:style style:name="gr90" style:family="graphic" style:parent-style-name="Object_20_with_20_arrow_5f_3_5f_1">
      <style:graphic-properties fo:min-height="0cm" fo:min-width="0cm"/>
    </style:style>
    <style:style style:name="gr91" style:family="graphic" style:parent-style-name="Without_20_Fill_5f_1_5f_1_5f_1_5f_1">
      <style:graphic-properties fo:min-height="0.974cm" fo:min-width="1.476cm"/>
    </style:style>
    <style:style style:name="gr92" style:family="graphic" style:parent-style-name="Dashed_20_line">
      <style:graphic-properties draw:textarea-vertical-align="middle"/>
    </style:style>
    <style:style style:name="gr93" style:family="graphic" style:parent-style-name="measure">
      <style:graphic-properties draw:textarea-vertical-align="middle" draw:auto-grow-height="false" fo:min-height="1.846cm" fo:min-width="1.469cm"/>
    </style:style>
    <style:style style:name="gr94" style:family="graphic" style:parent-style-name="Without_20_Fill">
      <style:graphic-properties draw:textarea-vertical-align="middle" draw:auto-grow-height="false" fo:min-height="4.195cm" fo:min-width="4.961cm"/>
    </style:style>
    <style:style style:name="gr95" style:family="graphic" style:parent-style-name="objectwitharrow">
      <style:graphic-properties draw:textarea-vertical-align="middle" draw:auto-grow-height="false" fo:min-height="3.179cm" fo:min-width="5.85cm"/>
    </style:style>
    <style:style style:name="gr96" style:family="graphic" style:parent-style-name="Without_20_Fill">
      <style:graphic-properties draw:textarea-vertical-align="middle" draw:auto-grow-height="false" fo:min-height="3.433cm" fo:min-width="2.04cm"/>
    </style:style>
    <style:style style:name="gr97" style:family="graphic" style:parent-style-name="Default_5f_2">
      <style:graphic-properties draw:textarea-vertical-align="middle"/>
    </style:style>
    <style:style style:name="gr98" style:family="graphic" style:parent-style-name="measure">
      <style:graphic-properties draw:textarea-vertical-align="middle" draw:auto-grow-height="false" fo:min-height="2.444cm" fo:min-width="2.823cm"/>
    </style:style>
    <style:style style:name="gr99" style:family="graphic" style:parent-style-name="objectwithoutfill">
      <style:graphic-properties draw:marker-end="Arrow" draw:marker-end-width="0.3cm" draw:fill="none" draw:textarea-vertical-align="middle"/>
    </style:style>
    <style:style style:name="gr100" style:family="graphic" style:parent-style-name="Object_20_with_20_Arrow_20_semi_20_transparent">
      <style:graphic-properties draw:textarea-vertical-align="middle" draw:auto-grow-height="false" fo:min-height="3.179cm" fo:min-width="5.85cm"/>
    </style:style>
    <style:style style:name="gr101" style:family="graphic" style:parent-style-name="objectwitharrow">
      <style:graphic-properties draw:textarea-vertical-align="middle" draw:auto-grow-height="false" fo:min-height="3.397cm" fo:min-width="6.322cm"/>
    </style:style>
    <style:style style:name="gr102" style:family="graphic" style:parent-style-name="Without_20_Fill">
      <style:graphic-properties draw:textarea-vertical-align="middle" draw:auto-grow-height="false" fo:min-height="3.397cm" fo:min-width="6.322cm"/>
    </style:style>
    <style:style style:name="gr103" style:family="graphic" style:parent-style-name="Filled_20_Dark">
      <style:graphic-properties draw:textarea-vertical-align="middle"/>
    </style:style>
    <style:style style:name="gr104" style:family="graphic" style:parent-style-name="Without_20_Fill">
      <style:graphic-properties fo:min-height="2.444cm" fo:min-width="2.8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942a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3.175cm" svg:x="5.78cm" svg:y="14.35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3.175cm" svg:x="20.836cm" svg:y="14.22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69cm" svg:height="3.937cm" svg:x="11.836cm" svg:y="14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8.955cm" svg:y1="16.004cm" svg:x2="11.876cm" svg:y2="16.004cm">
          <text:p/>
        </draw:line>
        <draw:line draw:style-name="gr4" draw:text-style-name="P3" draw:layer="layout" svg:x1="17.845cm" svg:y1="15.85cm" svg:x2="20.766cm" svg:y2="15.85cm">
          <text:p/>
        </draw:line>
        <draw:line draw:style-name="gr5" draw:text-style-name="P4" draw:layer="layout" svg:x1="8.874cm" svg:y1="15.887cm" svg:x2="11.922cm" svg:y2="15.887cm">
          <text:p/>
        </draw:line>
      </draw:page>
      <draw:page draw:name="page2" draw:style-name="dp1" draw:master-page-name="Default">
        <draw:custom-shape draw:style-name="gr6" draw:text-style-name="P2" draw:layer="layout" svg:width="1.567cm" svg:height="1.568cm" svg:x="5.656cm" svg:y="14.528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67cm" svg:height="1.568cm" svg:x="13.913cm" svg:y="16.827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46cm" svg:height="1.944cm" svg:x="9.47cm" svg:y="16.731cm">
          <text:p text:style-name="P1">S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8.047cm" svg:y1="17.705cm" svg:x2="9.489cm" svg:y2="17.705cm">
          <text:p/>
        </draw:line>
        <draw:line draw:style-name="gr9" draw:text-style-name="P1" draw:layer="layout" svg:x1="12.436cm" svg:y1="17.629cm" svg:x2="13.878cm" svg:y2="17.629cm">
          <text:p/>
        </draw:line>
        <draw:custom-shape draw:style-name="gr6" draw:text-style-name="P2" draw:layer="layout" svg:width="1.567cm" svg:height="1.568cm" svg:x="21.342cm" svg:y="14.43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46cm" svg:height="1.944cm" svg:x="16.899cm" svg:y="16.643cm">
          <text:p text:style-name="P1">S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9.865cm" svg:y1="17.541cm" svg:x2="21.574cm" svg:y2="15.798cm">
          <text:p/>
        </draw:line>
        <draw:line draw:style-name="gr10" draw:text-style-name="P1" draw:layer="layout" svg:x1="8.874cm" svg:y1="13.072cm" svg:x2="11.795cm" svg:y2="13.072cm">
          <text:p/>
        </draw:line>
        <draw:custom-shape draw:style-name="gr7" draw:text-style-name="P1" draw:layer="layout" svg:width="2.946cm" svg:height="1.944cm" svg:x="12.967cm" svg:y="11.861cm">
          <text:p text:style-name="P1">S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5.986cm" svg:y1="12.75cm" svg:x2="21.32cm" svg:y2="15.036cm">
          <text:p/>
        </draw:line>
        <draw:line draw:style-name="gr5" draw:text-style-name="P4" draw:layer="layout" svg:x1="7.223cm" svg:y1="15.036cm" svg:x2="12.938cm" svg:y2="12.75cm">
          <text:p/>
        </draw:line>
        <draw:line draw:style-name="gr5" draw:text-style-name="P4" draw:layer="layout" svg:x1="7.096cm" svg:y1="15.798cm" svg:x2="9.509cm" svg:y2="17.703cm">
          <text:p/>
        </draw:line>
        <draw:line draw:style-name="gr11" draw:text-style-name="P1" draw:layer="layout" svg:x1="15.478cm" svg:y1="17.637cm" svg:x2="16.875cm" svg:y2="17.576cm">
          <text:p/>
        </draw:line>
      </draw:page>
      <draw:page draw:name="page3" draw:style-name="dp1" draw:master-page-name="Default">
        <draw:custom-shape draw:style-name="gr12" draw:text-style-name="P2" draw:layer="layout" svg:width="0.785cm" svg:height="0.786cm" svg:x="3.056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4.254cm" svg:y1="10.289cm" svg:x2="4.976cm" svg:y2="10.289cm">
          <text:p/>
        </draw:line>
        <draw:line draw:style-name="gr11" draw:text-style-name="P1" draw:layer="layout" svg:x1="3.698cm" svg:y1="9.334cm" svg:x2="4.897cm" svg:y2="10.258cm">
          <text:p/>
        </draw:line>
        <draw:line draw:style-name="gr14" draw:text-style-name="P3" draw:layer="layout" svg:x1="6.453cm" svg:y1="10.251cm" svg:x2="7.175cm" svg:y2="10.251cm">
          <text:p/>
        </draw:line>
        <draw:custom-shape draw:style-name="gr15" draw:text-style-name="P2" draw:layer="layout" svg:width="0.785cm" svg:height="0.785cm" svg:x="10.915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7.976cm" svg:y1="10.245cm" svg:x2="8.698cm" svg:y2="10.245cm">
          <text:p/>
        </draw:line>
        <draw:line draw:style-name="gr11" draw:text-style-name="P1" draw:layer="layout" svg:x1="7.897cm" svg:y1="10.214cm" svg:x2="8.619cm" svg:y2="10.214cm">
          <text:p/>
        </draw:line>
        <draw:line draw:style-name="gr14" draw:text-style-name="P3" draw:layer="layout" svg:x1="10.175cm" svg:y1="10.207cm" svg:x2="11.031cm" svg:y2="9.334cm">
          <text:p/>
        </draw:line>
        <draw:line draw:style-name="gr10" draw:text-style-name="P1" draw:layer="layout" svg:x1="4.668cm" svg:y1="7.968cm" svg:x2="6.131cm" svg:y2="7.968cm">
          <text:p/>
        </draw:line>
        <draw:custom-shape draw:style-name="gr13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.762cm" svg:y1="8.951cm" svg:x2="6.625cm" svg:y2="7.806cm">
          <text:p/>
        </draw:line>
        <draw:line draw:style-name="gr14" draw:text-style-name="P3" draw:layer="layout" svg:x1="8.231cm" svg:y1="7.806cm" svg:x2="10.903cm" svg:y2="8.951cm">
          <text:p/>
        </draw:line>
        <draw:custom-shape draw:style-name="gr12" draw:text-style-name="P2" draw:layer="layout" svg:width="0.785cm" svg:height="0.786cm" svg:x="12.156cm" svg:y="11.09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85cm" svg:height="0.786cm" svg:x="16.293cm" svg:y="12.249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14.067cm" svg:y="1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3.354cm" svg:y1="12.689cm" svg:x2="14.076cm" svg:y2="12.689cm">
          <text:p/>
        </draw:line>
        <draw:line draw:style-name="gr11" draw:text-style-name="P1" draw:layer="layout" svg:x1="12.877cm" svg:y1="11.734cm" svg:x2="14.076cm" svg:y2="12.658cm">
          <text:p/>
        </draw:line>
        <draw:line draw:style-name="gr14" draw:text-style-name="P3" draw:layer="layout" svg:x1="15.553cm" svg:y1="12.651cm" svg:x2="16.275cm" svg:y2="12.651cm">
          <text:p/>
        </draw:line>
        <draw:custom-shape draw:style-name="gr15" draw:text-style-name="P2" draw:layer="layout" svg:width="0.785cm" svg:height="0.785cm" svg:x="20.015cm" svg:y="11.05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17.789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7.076cm" svg:y1="12.645cm" svg:x2="17.798cm" svg:y2="12.645cm">
          <text:p/>
        </draw:line>
        <draw:line draw:style-name="gr11" draw:text-style-name="P1" draw:layer="layout" svg:x1="19.275cm" svg:y1="12.607cm" svg:x2="20.131cm" svg:y2="11.734cm">
          <text:p/>
        </draw:line>
        <draw:line draw:style-name="gr10" draw:text-style-name="P1" draw:layer="layout" svg:x1="13.768cm" svg:y1="10.368cm" svg:x2="15.231cm" svg:y2="10.368cm">
          <text:p/>
        </draw:line>
        <draw:custom-shape draw:style-name="gr13" draw:text-style-name="P1" draw:layer="layout" svg:width="1.476cm" svg:height="0.974cm" svg:x="15.819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41cm" svg:y1="11.351cm" svg:x2="15.804cm" svg:y2="10.206cm">
          <text:p/>
        </draw:line>
        <draw:line draw:style-name="gr14" draw:text-style-name="P3" draw:layer="layout" svg:x1="17.331cm" svg:y1="10.206cm" svg:x2="20.003cm" svg:y2="11.351cm">
          <text:p/>
        </draw:line>
        <draw:custom-shape draw:style-name="gr12" draw:text-style-name="P2" draw:layer="layout" svg:width="0.785cm" svg:height="0.786cm" svg:x="17.156cm" svg:y="6.797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85cm" svg:height="0.786cm" svg:x="21.293cm" svg:y="7.9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8.354cm" svg:y1="8.389cm" svg:x2="19.076cm" svg:y2="8.389cm">
          <text:p/>
        </draw:line>
        <draw:line draw:style-name="gr11" draw:text-style-name="P1" draw:layer="layout" svg:x1="17.877cm" svg:y1="7.434cm" svg:x2="19.076cm" svg:y2="8.358cm">
          <text:p/>
        </draw:line>
        <draw:custom-shape draw:style-name="gr15" draw:text-style-name="P2" draw:layer="layout" svg:width="0.785cm" svg:height="0.785cm" svg:x="25.015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2.076cm" svg:y1="8.345cm" svg:x2="22.798cm" svg:y2="8.345cm">
          <text:p/>
        </draw:line>
        <draw:line draw:style-name="gr11" draw:text-style-name="P1" draw:layer="layout" svg:x1="22.076cm" svg:y1="8.314cm" svg:x2="22.798cm" svg:y2="8.314cm">
          <text:p/>
        </draw:line>
        <draw:line draw:style-name="gr14" draw:text-style-name="P3" draw:layer="layout" svg:x1="24.275cm" svg:y1="8.307cm" svg:x2="25.131cm" svg:y2="7.434cm">
          <text:p/>
        </draw:line>
        <draw:line draw:style-name="gr10" draw:text-style-name="P1" draw:layer="layout" svg:x1="18.768cm" svg:y1="6.068cm" svg:x2="20.231cm" svg:y2="6.068cm">
          <text:p/>
        </draw:line>
        <draw:custom-shape draw:style-name="gr13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7.941cm" svg:y1="7.051cm" svg:x2="20.804cm" svg:y2="5.906cm">
          <text:p/>
        </draw:line>
        <draw:line draw:style-name="gr14" draw:text-style-name="P3" draw:layer="layout" svg:x1="22.331cm" svg:y1="5.906cm" svg:x2="25.003cm" svg:y2="7.051cm">
          <text:p/>
        </draw:line>
        <draw:line draw:style-name="gr11" draw:text-style-name="P1" draw:layer="layout" svg:x1="11.776cm" svg:y1="9.014cm" svg:x2="13.954cm" svg:y2="7.858cm">
          <text:p/>
        </draw:line>
        <draw:line draw:style-name="gr11" draw:text-style-name="P1" draw:layer="layout" svg:x1="11.541cm" svg:y1="9.382cm" svg:x2="11.795cm" svg:y2="9.89cm">
          <text:p/>
        </draw:line>
        <draw:line draw:style-name="gr14" draw:text-style-name="P3" draw:layer="layout" svg:x1="20.558cm" svg:y1="11.033cm" svg:x2="21.574cm" svg:y2="8.747cm">
          <text:p/>
        </draw:line>
        <draw:custom-shape draw:style-name="gr13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478cm" svg:y1="7.731cm" svg:x2="17.129cm" svg:y2="7.223cm">
          <text:p/>
        </draw:line>
        <draw:custom-shape draw:style-name="gr16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11" draw:text-style-name="P1" draw:layer="layout" svg:x1="17.129cm" svg:y1="12.684cm" svg:x2="17.851cm" svg:y2="12.684cm">
          <text:p/>
        </draw:line>
        <draw:line draw:style-name="gr9" draw:text-style-name="P1" draw:layer="layout" svg:x1="20.485cm" svg:y1="8.308cm" svg:x2="21.32cm" svg:y2="8.366cm">
          <text:p/>
        </draw:line>
      </draw:page>
      <draw:page draw:name="page4" draw:style-name="dp1" draw:master-page-name="Default">
        <draw:custom-shape draw:style-name="gr17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4.254cm" svg:y1="10.289cm" svg:x2="4.976cm" svg:y2="10.289cm">
          <text:p/>
        </draw:line>
        <draw:line draw:style-name="gr21" draw:text-style-name="P1" draw:layer="layout" svg:x1="3.921cm" svg:y1="9.509cm" svg:x2="4.897cm" svg:y2="10.258cm">
          <text:p/>
        </draw:line>
        <draw:line draw:style-name="gr14" draw:text-style-name="P3" draw:layer="layout" svg:x1="6.453cm" svg:y1="10.251cm" svg:x2="7.175cm" svg:y2="10.251cm">
          <text:p/>
        </draw:line>
        <draw:custom-shape draw:style-name="gr22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.976cm" svg:y1="10.245cm" svg:x2="8.698cm" svg:y2="10.245cm">
          <text:p/>
        </draw:line>
        <draw:line draw:style-name="gr21" draw:text-style-name="P1" draw:layer="layout" svg:x1="7.897cm" svg:y1="10.214cm" svg:x2="8.619cm" svg:y2="10.214cm">
          <text:p/>
        </draw:line>
        <draw:line draw:style-name="gr14" draw:text-style-name="P3" draw:layer="layout" svg:x1="10.175cm" svg:y1="10.207cm" svg:x2="10.906cm" svg:y2="9.509cm">
          <text:p/>
        </draw:line>
        <draw:line draw:style-name="gr23" draw:text-style-name="P1" draw:layer="layout" svg:x1="4.668cm" svg:y1="7.968cm" svg:x2="6.131cm" svg:y2="7.968cm">
          <text:p/>
        </draw:line>
        <draw:custom-shape draw:style-name="gr24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3.762cm" svg:y1="8.951cm" svg:x2="6.625cm" svg:y2="7.806cm">
          <text:p/>
        </draw:line>
        <draw:line draw:style-name="gr14" draw:text-style-name="P3" draw:layer="layout" svg:x1="8.231cm" svg:y1="7.806cm" svg:x2="10.903cm" svg:y2="8.951cm">
          <text:p/>
        </draw:line>
        <draw:custom-shape draw:style-name="gr22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18.354cm" svg:y1="8.389cm" svg:x2="19.076cm" svg:y2="8.389cm">
          <text:p/>
        </draw:line>
        <draw:line draw:style-name="gr21" draw:text-style-name="P1" draw:layer="layout" svg:x1="17.891cm" svg:y1="7.477cm" svg:x2="19.076cm" svg:y2="8.358cm">
          <text:p/>
        </draw:line>
        <draw:custom-shape draw:style-name="gr22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22.076cm" svg:y1="8.345cm" svg:x2="22.798cm" svg:y2="8.345cm">
          <text:p/>
        </draw:line>
        <draw:line draw:style-name="gr14" draw:text-style-name="P3" draw:layer="layout" svg:x1="24.275cm" svg:y1="8.307cm" svg:x2="25.003cm" svg:y2="7.731cm">
          <text:p/>
        </draw:line>
        <draw:line draw:style-name="gr23" draw:text-style-name="P1" draw:layer="layout" svg:x1="18.768cm" svg:y1="6.068cm" svg:x2="20.231cm" svg:y2="6.068cm">
          <text:p/>
        </draw:line>
        <draw:custom-shape draw:style-name="gr19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7.941cm" svg:y1="7.051cm" svg:x2="20.804cm" svg:y2="5.906cm">
          <text:p/>
        </draw:line>
        <draw:line draw:style-name="gr14" draw:text-style-name="P3" draw:layer="layout" svg:x1="22.331cm" svg:y1="5.906cm" svg:x2="25.003cm" svg:y2="7.051cm">
          <text:p/>
        </draw:line>
        <draw:line draw:style-name="gr21" draw:text-style-name="P1" draw:layer="layout" svg:x1="11.776cm" svg:y1="9.014cm" svg:x2="13.954cm" svg:y2="7.858cm">
          <text:p/>
        </draw:line>
        <draw:custom-shape draw:style-name="gr25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478cm" svg:y1="7.731cm" svg:x2="17.129cm" svg:y2="7.223cm">
          <text:p/>
        </draw:line>
        <draw:connector draw:style-name="gr26" draw:text-style-name="P1" draw:layer="layout" draw:type="line" svg:x1="3.413cm" svg:y1="5.318cm" svg:x2="3.515cm" svg:y2="8.444cm" svg:d="M3413 5318l102 3126" svg:viewBox="0 0 103 3127">
          <text:p/>
        </draw:connector>
        <draw:connector draw:style-name="gr26" draw:text-style-name="P1" draw:layer="layout" draw:type="line" svg:x1="25.282cm" svg:y1="3.462cm" svg:x2="25.384cm" svg:y2="6.588cm" svg:d="M25282 3462l102 3126" svg:viewBox="0 0 103 3127">
          <text:p/>
        </draw:connector>
        <draw:custom-shape draw:style-name="gr18" draw:text-style-name="P1" draw:layer="layout" svg:width="0.785cm" svg:height="0.786cm" svg:x="17.129cm" svg:y="6.84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49cm" svg:height="1.169cm" svg:x="12.023cm" svg:y="11.1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49cm" svg:height="1.169cm" svg:x="16.16cm" svg:y="12.2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14.066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13.353cm" svg:y1="12.702cm" svg:x2="14.075cm" svg:y2="12.702cm">
          <text:p/>
        </draw:line>
        <draw:line draw:style-name="gr30" draw:text-style-name="P1" draw:layer="layout" svg:x1="13.064cm" svg:y1="11.935cm" svg:x2="14.075cm" svg:y2="12.671cm">
          <text:p/>
        </draw:line>
        <draw:line draw:style-name="gr31" draw:text-style-name="P3" draw:layer="layout" svg:x1="15.477cm" svg:y1="12.824cm" svg:x2="16.199cm" svg:y2="12.824cm">
          <text:p/>
        </draw:line>
        <draw:custom-shape draw:style-name="gr27" draw:text-style-name="P1" draw:layer="layout" svg:width="1.049cm" svg:height="1.169cm" svg:x="19.882cm" svg:y="11.06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17.788cm" svg:y="1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17.075cm" svg:y1="12.658cm" svg:x2="17.797cm" svg:y2="12.658cm">
          <text:p/>
        </draw:line>
        <draw:line draw:style-name="gr30" draw:text-style-name="P1" draw:layer="layout" svg:x1="19.274cm" svg:y1="12.62cm" svg:x2="20.049cm" svg:y2="12.062cm">
          <text:p/>
        </draw:line>
        <draw:custom-shape draw:style-name="gr32" draw:text-style-name="P1" draw:layer="layout" svg:width="1.476cm" svg:height="0.974cm" svg:x="15.81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2.941cm" svg:y1="11.352cm" svg:x2="15.804cm" svg:y2="10.207cm">
          <text:p/>
        </draw:line>
        <draw:line draw:style-name="gr34" draw:text-style-name="P3" draw:layer="layout" svg:x1="17.331cm" svg:y1="10.207cm" svg:x2="19.923cm" svg:y2="11.288cm">
          <text:p/>
        </draw:line>
        <draw:line draw:style-name="gr34" draw:text-style-name="P3" draw:layer="layout" svg:x1="20.558cm" svg:y1="11.034cm" svg:x2="21.574cm" svg:y2="9.002cm">
          <text:p/>
        </draw:line>
        <draw:line draw:style-name="gr11" draw:text-style-name="P1" draw:layer="layout" svg:x1="11.668cm" svg:y1="9.636cm" svg:x2="11.795cm" svg:y2="9.89cm">
          <text:p/>
        </draw:line>
        <draw:custom-shape draw:style-name="gr24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11" draw:text-style-name="P1" draw:layer="layout" svg:x1="17.129cm" svg:y1="12.684cm" svg:x2="17.851cm" svg:y2="12.684cm">
          <text:p/>
        </draw:line>
        <draw:line draw:style-name="gr21" draw:text-style-name="P1" draw:layer="layout" svg:x1="22.254cm" svg:y1="8.352cm" svg:x2="22.767cm" svg:y2="8.367cm">
          <text:p/>
        </draw:line>
        <draw:line draw:style-name="gr9" draw:text-style-name="P1" draw:layer="layout" svg:x1="20.485cm" svg:y1="8.308cm" svg:x2="21.193cm" svg:y2="8.357cm">
          <text:p/>
        </draw:line>
      </draw:page>
      <draw:page draw:name="page5" draw:style-name="dp1" draw:master-page-name="Default">
        <draw:custom-shape draw:style-name="gr17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4.254cm" svg:y1="10.289cm" svg:x2="4.976cm" svg:y2="10.289cm">
          <text:p/>
        </draw:line>
        <draw:line draw:style-name="gr33" draw:text-style-name="P1" draw:layer="layout" svg:x1="3.921cm" svg:y1="9.509cm" svg:x2="4.897cm" svg:y2="10.258cm">
          <text:p/>
        </draw:line>
        <draw:custom-shape draw:style-name="gr17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7.976cm" svg:y1="10.245cm" svg:x2="8.698cm" svg:y2="10.245cm">
          <text:p/>
        </draw:line>
        <draw:line draw:style-name="gr33" draw:text-style-name="P1" draw:layer="layout" svg:x1="7.897cm" svg:y1="10.214cm" svg:x2="8.619cm" svg:y2="10.214cm">
          <text:p/>
        </draw:line>
        <draw:line draw:style-name="gr34" draw:text-style-name="P3" draw:layer="layout" svg:x1="10.175cm" svg:y1="10.207cm" svg:x2="10.906cm" svg:y2="9.509cm">
          <text:p/>
        </draw:line>
        <draw:line draw:style-name="gr38" draw:text-style-name="P1" draw:layer="layout" svg:x1="4.668cm" svg:y1="7.968cm" svg:x2="6.131cm" svg:y2="7.968cm">
          <text:p/>
        </draw:line>
        <draw:custom-shape draw:style-name="gr39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3.762cm" svg:y1="8.951cm" svg:x2="6.625cm" svg:y2="7.806cm">
          <text:p/>
        </draw:line>
        <draw:line draw:style-name="gr34" draw:text-style-name="P3" draw:layer="layout" svg:x1="8.231cm" svg:y1="7.806cm" svg:x2="10.903cm" svg:y2="8.951cm">
          <text:p/>
        </draw:line>
        <draw:custom-shape draw:style-name="gr40" draw:text-style-name="P1" draw:layer="layout" svg:width="1.049cm" svg:height="1.169cm" svg:x="12.024cm" svg:y="11.09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.049cm" svg:height="1.169cm" svg:x="16.161cm" svg:y="12.249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476cm" svg:height="0.974cm" svg:x="14.067cm" svg:y="1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3.354cm" svg:y1="12.689cm" svg:x2="14.076cm" svg:y2="12.689cm">
          <text:p/>
        </draw:line>
        <draw:line draw:style-name="gr33" draw:text-style-name="P1" draw:layer="layout" svg:x1="13.065cm" svg:y1="11.922cm" svg:x2="14.076cm" svg:y2="12.658cm">
          <text:p/>
        </draw:line>
        <draw:line draw:style-name="gr34" draw:text-style-name="P3" draw:layer="layout" svg:x1="15.478cm" svg:y1="12.811cm" svg:x2="16.2cm" svg:y2="12.811cm">
          <text:p/>
        </draw:line>
        <draw:custom-shape draw:style-name="gr40" draw:text-style-name="P1" draw:layer="layout" svg:width="1.049cm" svg:height="1.169cm" svg:x="19.883cm" svg:y="11.05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476cm" svg:height="0.974cm" svg:x="17.789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7.076cm" svg:y1="12.645cm" svg:x2="17.798cm" svg:y2="12.645cm">
          <text:p/>
        </draw:line>
        <draw:line draw:style-name="gr33" draw:text-style-name="P1" draw:layer="layout" svg:x1="19.275cm" svg:y1="12.607cm" svg:x2="20.05cm" svg:y2="12.049cm">
          <text:p/>
        </draw:line>
        <draw:line draw:style-name="gr38" draw:text-style-name="P1" draw:layer="layout" svg:x1="13.768cm" svg:y1="10.368cm" svg:x2="15.231cm" svg:y2="10.368cm">
          <text:p/>
        </draw:line>
        <draw:custom-shape draw:style-name="gr36" draw:text-style-name="P1" draw:layer="layout" svg:width="1.476cm" svg:height="0.974cm" svg:x="15.819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2.941cm" svg:y1="11.351cm" svg:x2="15.804cm" svg:y2="10.206cm">
          <text:p/>
        </draw:line>
        <draw:line draw:style-name="gr34" draw:text-style-name="P3" draw:layer="layout" svg:x1="17.331cm" svg:y1="10.206cm" svg:x2="19.923cm" svg:y2="11.287cm">
          <text:p/>
        </draw:line>
        <draw:custom-shape draw:style-name="gr40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8.354cm" svg:y1="8.389cm" svg:x2="19.076cm" svg:y2="8.389cm">
          <text:p/>
        </draw:line>
        <draw:line draw:style-name="gr33" draw:text-style-name="P1" draw:layer="layout" svg:x1="17.891cm" svg:y1="7.477cm" svg:x2="19.076cm" svg:y2="8.358cm">
          <text:p/>
        </draw:line>
        <draw:custom-shape draw:style-name="gr40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22.076cm" svg:y1="8.345cm" svg:x2="22.798cm" svg:y2="8.345cm">
          <text:p/>
        </draw:line>
        <draw:line draw:style-name="gr34" draw:text-style-name="P3" draw:layer="layout" svg:x1="24.275cm" svg:y1="8.307cm" svg:x2="25.003cm" svg:y2="7.731cm">
          <text:p/>
        </draw:line>
        <draw:line draw:style-name="gr38" draw:text-style-name="P1" draw:layer="layout" svg:x1="18.768cm" svg:y1="6.068cm" svg:x2="20.231cm" svg:y2="6.068cm">
          <text:p/>
        </draw:line>
        <draw:custom-shape draw:style-name="gr36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7.941cm" svg:y1="7.051cm" svg:x2="20.804cm" svg:y2="5.906cm">
          <text:p/>
        </draw:line>
        <draw:line draw:style-name="gr34" draw:text-style-name="P3" draw:layer="layout" svg:x1="22.331cm" svg:y1="5.906cm" svg:x2="25.003cm" svg:y2="7.051cm">
          <text:p/>
        </draw:line>
        <draw:line draw:style-name="gr33" draw:text-style-name="P1" draw:layer="layout" svg:x1="11.776cm" svg:y1="9.014cm" svg:x2="13.954cm" svg:y2="7.858cm">
          <text:p/>
        </draw:line>
        <draw:line draw:style-name="gr34" draw:text-style-name="P3" draw:layer="layout" svg:x1="20.558cm" svg:y1="11.033cm" svg:x2="21.574cm" svg:y2="9.001cm">
          <text:p/>
        </draw:line>
        <draw:custom-shape draw:style-name="gr25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3" draw:layer="layout" svg:x1="15.478cm" svg:y1="7.731cm" svg:x2="17.129cm" svg:y2="7.223cm">
          <text:p/>
        </draw:line>
        <draw:connector draw:style-name="gr26" draw:text-style-name="P1" draw:layer="layout" draw:type="line" svg:x1="11.16cm" svg:y1="5.24cm" svg:x2="11.262cm" svg:y2="8.366cm" svg:d="M11160 5240l102 3126" svg:viewBox="0 0 103 3127">
          <text:p/>
        </draw:connector>
        <draw:connector draw:style-name="gr26" draw:text-style-name="P1" draw:layer="layout" draw:type="line" svg:x1="25.282cm" svg:y1="3.462cm" svg:x2="25.384cm" svg:y2="6.588cm" svg:d="M25282 3462l102 3126" svg:viewBox="0 0 103 3127">
          <text:p/>
        </draw:connector>
        <draw:custom-shape draw:style-name="gr18" draw:text-style-name="P1" draw:layer="layout" svg:width="0.785cm" svg:height="0.786cm" svg:x="17.13cm" svg:y="6.84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453cm" svg:y1="10.251cm" svg:x2="7.175cm" svg:y2="10.251cm">
          <text:p/>
        </draw:line>
        <draw:line draw:style-name="gr11" draw:text-style-name="P1" draw:layer="layout" svg:x1="11.668cm" svg:y1="9.636cm" svg:x2="11.795cm" svg:y2="9.89cm">
          <text:p/>
        </draw:line>
        <draw:custom-shape draw:style-name="gr24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11" draw:text-style-name="P1" draw:layer="layout" svg:x1="17.129cm" svg:y1="12.684cm" svg:x2="17.851cm" svg:y2="12.684cm">
          <text:p/>
        </draw:line>
        <draw:line draw:style-name="gr21" draw:text-style-name="P1" draw:layer="layout" svg:x1="22.255cm" svg:y1="8.353cm" svg:x2="22.768cm" svg:y2="8.368cm">
          <text:p/>
        </draw:line>
        <draw:line draw:style-name="gr9" draw:text-style-name="P1" draw:layer="layout" svg:x1="20.485cm" svg:y1="8.308cm" svg:x2="21.193cm" svg:y2="8.357cm">
          <text:p/>
        </draw:line>
      </draw:page>
      <draw:page draw:name="page6" draw:style-name="dp1" draw:master-page-name="Default">
        <draw:custom-shape draw:style-name="gr42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4.254cm" svg:y1="10.289cm" svg:x2="4.976cm" svg:y2="10.289cm">
          <text:p/>
        </draw:line>
        <draw:line draw:style-name="gr30" draw:text-style-name="P1" draw:layer="layout" svg:x1="3.921cm" svg:y1="9.509cm" svg:x2="4.897cm" svg:y2="10.258cm">
          <text:p/>
        </draw:line>
        <draw:line draw:style-name="gr31" draw:text-style-name="P3" draw:layer="layout" svg:x1="6.453cm" svg:y1="10.251cm" svg:x2="7.175cm" svg:y2="10.251cm">
          <text:p/>
        </draw:line>
        <draw:custom-shape draw:style-name="gr42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7.976cm" svg:y1="10.245cm" svg:x2="8.698cm" svg:y2="10.245cm">
          <text:p/>
        </draw:line>
        <draw:line draw:style-name="gr30" draw:text-style-name="P1" draw:layer="layout" svg:x1="7.897cm" svg:y1="10.214cm" svg:x2="8.619cm" svg:y2="10.214cm">
          <text:p/>
        </draw:line>
        <draw:line draw:style-name="gr31" draw:text-style-name="P3" draw:layer="layout" svg:x1="10.175cm" svg:y1="10.207cm" svg:x2="10.906cm" svg:y2="9.509cm">
          <text:p/>
        </draw:line>
        <draw:line draw:style-name="gr44" draw:text-style-name="P1" draw:layer="layout" svg:x1="4.668cm" svg:y1="7.968cm" svg:x2="6.131cm" svg:y2="7.968cm">
          <text:p/>
        </draw:line>
        <draw:custom-shape draw:style-name="gr45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3.762cm" svg:y1="8.951cm" svg:x2="6.625cm" svg:y2="7.806cm">
          <text:p/>
        </draw:line>
        <draw:line draw:style-name="gr31" draw:text-style-name="P3" draw:layer="layout" svg:x1="8.231cm" svg:y1="7.806cm" svg:x2="10.903cm" svg:y2="8.951cm">
          <text:p/>
        </draw:line>
        <draw:custom-shape draw:style-name="gr27" draw:text-style-name="P1" draw:layer="layout" svg:width="1.049cm" svg:height="1.169cm" svg:x="12.024cm" svg:y="11.09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49cm" svg:height="1.169cm" svg:x="16.161cm" svg:y="12.249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14.067cm" svg:y="1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13.354cm" svg:y1="12.689cm" svg:x2="14.076cm" svg:y2="12.689cm">
          <text:p/>
        </draw:line>
        <draw:line draw:style-name="gr30" draw:text-style-name="P1" draw:layer="layout" svg:x1="13.065cm" svg:y1="11.922cm" svg:x2="14.076cm" svg:y2="12.658cm">
          <text:p/>
        </draw:line>
        <draw:line draw:style-name="gr31" draw:text-style-name="P3" draw:layer="layout" svg:x1="15.478cm" svg:y1="12.811cm" svg:x2="16.2cm" svg:y2="12.811cm">
          <text:p/>
        </draw:line>
        <draw:custom-shape draw:style-name="gr27" draw:text-style-name="P1" draw:layer="layout" svg:width="1.049cm" svg:height="1.169cm" svg:x="19.883cm" svg:y="11.05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17.789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17.076cm" svg:y1="12.645cm" svg:x2="17.798cm" svg:y2="12.645cm">
          <text:p/>
        </draw:line>
        <draw:line draw:style-name="gr11" draw:text-style-name="P1" draw:layer="layout" svg:x1="17.129cm" svg:y1="12.684cm" svg:x2="17.851cm" svg:y2="12.684cm">
          <text:p/>
        </draw:line>
        <draw:line draw:style-name="gr30" draw:text-style-name="P1" draw:layer="layout" svg:x1="19.275cm" svg:y1="12.607cm" svg:x2="20.05cm" svg:y2="12.049cm">
          <text:p/>
        </draw:line>
        <draw:line draw:style-name="gr44" draw:text-style-name="P1" draw:layer="layout" svg:x1="13.768cm" svg:y1="10.368cm" svg:x2="15.231cm" svg:y2="10.368cm">
          <text:p/>
        </draw:line>
        <draw:custom-shape draw:style-name="gr32" draw:text-style-name="P1" draw:layer="layout" svg:width="1.476cm" svg:height="0.974cm" svg:x="15.819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12.941cm" svg:y1="11.351cm" svg:x2="15.804cm" svg:y2="10.206cm">
          <text:p/>
        </draw:line>
        <draw:line draw:style-name="gr31" draw:text-style-name="P3" draw:layer="layout" svg:x1="17.331cm" svg:y1="10.206cm" svg:x2="19.923cm" svg:y2="11.287cm">
          <text:p/>
        </draw:line>
        <draw:custom-shape draw:style-name="gr27" draw:text-style-name="P1" draw:layer="layout" svg:width="1.049cm" svg:height="1.169cm" svg:x="17.033cm" svg:y="6.94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18.354cm" svg:y1="8.389cm" svg:x2="19.076cm" svg:y2="8.389cm">
          <text:p/>
        </draw:line>
        <draw:line draw:style-name="gr30" draw:text-style-name="P1" draw:layer="layout" svg:x1="18.018cm" svg:y1="7.604cm" svg:x2="19.076cm" svg:y2="8.358cm">
          <text:p/>
        </draw:line>
        <draw:custom-shape draw:style-name="gr27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" draw:layer="layout" svg:x1="22.076cm" svg:y1="8.345cm" svg:x2="22.798cm" svg:y2="8.345cm">
          <text:p/>
        </draw:line>
        <draw:line draw:style-name="gr31" draw:text-style-name="P3" draw:layer="layout" svg:x1="24.275cm" svg:y1="8.307cm" svg:x2="25.003cm" svg:y2="7.731cm">
          <text:p/>
        </draw:line>
        <draw:line draw:style-name="gr44" draw:text-style-name="P1" draw:layer="layout" svg:x1="18.768cm" svg:y1="6.068cm" svg:x2="20.231cm" svg:y2="6.068cm">
          <text:p/>
        </draw:line>
        <draw:custom-shape draw:style-name="gr32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17.941cm" svg:y1="7.051cm" svg:x2="20.804cm" svg:y2="5.906cm">
          <text:p/>
        </draw:line>
        <draw:line draw:style-name="gr31" draw:text-style-name="P3" draw:layer="layout" svg:x1="22.331cm" svg:y1="5.906cm" svg:x2="25.003cm" svg:y2="7.051cm">
          <text:p/>
        </draw:line>
        <draw:line draw:style-name="gr30" draw:text-style-name="P1" draw:layer="layout" svg:x1="11.776cm" svg:y1="9.014cm" svg:x2="13.954cm" svg:y2="7.858cm">
          <text:p/>
        </draw:line>
        <draw:line draw:style-name="gr31" draw:text-style-name="P3" draw:layer="layout" svg:x1="20.558cm" svg:y1="11.033cm" svg:x2="21.574cm" svg:y2="9.001cm">
          <text:p/>
        </draw:line>
        <draw:custom-shape draw:style-name="gr28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15.478cm" svg:y1="7.731cm" svg:x2="17.129cm" svg:y2="7.223cm">
          <text:p/>
        </draw:line>
        <draw:connector draw:style-name="gr46" draw:text-style-name="P1" draw:layer="layout" draw:type="line" svg:x1="11.16cm" svg:y1="5.24cm" svg:x2="11.262cm" svg:y2="8.366cm" svg:d="M11160 5240l102 3126" svg:viewBox="0 0 103 3127">
          <text:p/>
        </draw:connector>
        <draw:connector draw:style-name="gr46" draw:text-style-name="P1" draw:layer="layout" draw:type="line" svg:x1="25.282cm" svg:y1="3.462cm" svg:x2="25.384cm" svg:y2="6.588cm" svg:d="M25282 3462l102 3126" svg:viewBox="0 0 103 3127">
          <text:p/>
        </draw:connector>
        <draw:line draw:style-name="gr11" draw:text-style-name="P1" draw:layer="layout" svg:x1="11.668cm" svg:y1="9.636cm" svg:x2="11.795cm" svg:y2="9.89cm">
          <text:p/>
        </draw:line>
        <draw:custom-shape draw:style-name="gr24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21" draw:text-style-name="P1" draw:layer="layout" svg:x1="22.255cm" svg:y1="8.353cm" svg:x2="22.768cm" svg:y2="8.368cm">
          <text:p/>
        </draw:line>
        <draw:line draw:style-name="gr9" draw:text-style-name="P1" draw:layer="layout" svg:x1="20.485cm" svg:y1="8.308cm" svg:x2="21.193cm" svg:y2="8.357cm">
          <text:p/>
        </draw:line>
      </draw:page>
      <draw:page draw:name="page7" draw:style-name="dp1" draw:master-page-name="Default">
        <draw:custom-shape draw:style-name="gr47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4.254cm" svg:y1="10.289cm" svg:x2="4.976cm" svg:y2="10.289cm">
          <text:p/>
        </draw:line>
        <draw:line draw:style-name="gr51" draw:text-style-name="P1" draw:layer="layout" svg:x1="3.921cm" svg:y1="9.509cm" svg:x2="4.897cm" svg:y2="10.258cm">
          <text:p/>
        </draw:line>
        <draw:line draw:style-name="gr52" draw:text-style-name="P3" draw:layer="layout" svg:x1="6.453cm" svg:y1="10.251cm" svg:x2="7.175cm" svg:y2="10.251cm">
          <text:p/>
        </draw:line>
        <draw:custom-shape draw:style-name="gr47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7.976cm" svg:y1="10.245cm" svg:x2="8.698cm" svg:y2="10.245cm">
          <text:p/>
        </draw:line>
        <draw:line draw:style-name="gr51" draw:text-style-name="P1" draw:layer="layout" svg:x1="7.897cm" svg:y1="10.214cm" svg:x2="8.619cm" svg:y2="10.214cm">
          <text:p/>
        </draw:line>
        <draw:line draw:style-name="gr52" draw:text-style-name="P3" draw:layer="layout" svg:x1="10.175cm" svg:y1="10.207cm" svg:x2="10.906cm" svg:y2="9.509cm">
          <text:p/>
        </draw:line>
        <draw:line draw:style-name="gr53" draw:text-style-name="P1" draw:layer="layout" svg:x1="4.668cm" svg:y1="7.968cm" svg:x2="6.131cm" svg:y2="7.968cm">
          <text:p/>
        </draw:line>
        <draw:custom-shape draw:style-name="gr54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" draw:layer="layout" svg:x1="3.762cm" svg:y1="8.951cm" svg:x2="6.625cm" svg:y2="7.806cm">
          <text:p/>
        </draw:line>
        <draw:line draw:style-name="gr52" draw:text-style-name="P3" draw:layer="layout" svg:x1="8.231cm" svg:y1="7.806cm" svg:x2="10.903cm" svg:y2="8.951cm">
          <text:p/>
        </draw:line>
        <draw:line draw:style-name="gr53" draw:text-style-name="P1" draw:layer="layout" svg:x1="13.768cm" svg:y1="10.368cm" svg:x2="15.231cm" svg:y2="10.368cm">
          <text:p/>
        </draw:line>
        <draw:custom-shape draw:style-name="gr49" draw:text-style-name="P1" draw:layer="layout" svg:width="1.476cm" svg:height="0.974cm" svg:x="15.819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" draw:layer="layout" svg:x1="12.941cm" svg:y1="11.351cm" svg:x2="15.804cm" svg:y2="10.206cm">
          <text:p/>
        </draw:line>
        <draw:custom-shape draw:style-name="gr55" draw:text-style-name="P1" draw:layer="layout" svg:width="1.049cm" svg:height="1.169cm" svg:x="17.033cm" svg:y="6.94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18.354cm" svg:y1="8.389cm" svg:x2="19.076cm" svg:y2="8.389cm">
          <text:p/>
        </draw:line>
        <draw:line draw:style-name="gr51" draw:text-style-name="P1" draw:layer="layout" svg:x1="18.018cm" svg:y1="7.604cm" svg:x2="19.076cm" svg:y2="8.358cm">
          <text:p/>
        </draw:line>
        <draw:custom-shape draw:style-name="gr55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22.076cm" svg:y1="8.345cm" svg:x2="22.798cm" svg:y2="8.345cm">
          <text:p/>
        </draw:line>
        <draw:line draw:style-name="gr52" draw:text-style-name="P3" draw:layer="layout" svg:x1="24.275cm" svg:y1="8.307cm" svg:x2="25.003cm" svg:y2="7.731cm">
          <text:p/>
        </draw:line>
        <draw:line draw:style-name="gr53" draw:text-style-name="P1" draw:layer="layout" svg:x1="18.768cm" svg:y1="6.068cm" svg:x2="20.231cm" svg:y2="6.068cm">
          <text:p/>
        </draw:line>
        <draw:custom-shape draw:style-name="gr49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" draw:layer="layout" svg:x1="17.941cm" svg:y1="7.051cm" svg:x2="20.804cm" svg:y2="5.906cm">
          <text:p/>
        </draw:line>
        <draw:line draw:style-name="gr52" draw:text-style-name="P3" draw:layer="layout" svg:x1="22.331cm" svg:y1="5.906cm" svg:x2="25.003cm" svg:y2="7.051cm">
          <text:p/>
        </draw:line>
        <draw:line draw:style-name="gr51" draw:text-style-name="P1" draw:layer="layout" svg:x1="11.776cm" svg:y1="9.014cm" svg:x2="13.954cm" svg:y2="7.858cm">
          <text:p/>
        </draw:line>
        <draw:line draw:style-name="gr52" draw:text-style-name="P3" draw:layer="layout" svg:x1="20.558cm" svg:y1="11.033cm" svg:x2="21.574cm" svg:y2="9.001cm">
          <text:p/>
        </draw:line>
        <draw:custom-shape draw:style-name="gr56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3" draw:layer="layout" svg:x1="15.478cm" svg:y1="7.731cm" svg:x2="17.129cm" svg:y2="7.223cm">
          <text:p/>
        </draw:line>
        <draw:connector draw:style-name="gr57" draw:text-style-name="P1" draw:layer="layout" draw:type="line" svg:x1="11.16cm" svg:y1="5.24cm" svg:x2="11.262cm" svg:y2="8.366cm" svg:d="M11160 5240l102 3126" svg:viewBox="0 0 103 3127">
          <text:p/>
        </draw:connector>
        <draw:connector draw:style-name="gr57" draw:text-style-name="P1" draw:layer="layout" draw:type="line" svg:x1="25.282cm" svg:y1="3.462cm" svg:x2="25.384cm" svg:y2="6.588cm" svg:d="M25282 3462l102 3126" svg:viewBox="0 0 103 3127">
          <text:p/>
        </draw:connector>
        <draw:custom-shape draw:style-name="gr58" draw:text-style-name="P2" draw:layer="layout" svg:width="0.785cm" svg:height="0.786cm" svg:x="12.156cm" svg:y="11.09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785cm" svg:height="0.786cm" svg:x="16.293cm" svg:y="12.249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1.476cm" svg:height="0.974cm" svg:x="14.067cm" svg:y="1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1" draw:layer="layout" svg:x1="13.354cm" svg:y1="12.689cm" svg:x2="14.076cm" svg:y2="12.689cm">
          <text:p/>
        </draw:line>
        <draw:line draw:style-name="gr11" draw:text-style-name="P1" draw:layer="layout" svg:x1="12.877cm" svg:y1="11.734cm" svg:x2="14.076cm" svg:y2="12.658cm">
          <text:p/>
        </draw:line>
        <draw:line draw:style-name="gr61" draw:text-style-name="P3" draw:layer="layout" svg:x1="15.553cm" svg:y1="12.651cm" svg:x2="16.275cm" svg:y2="12.651cm">
          <text:p/>
        </draw:line>
        <draw:custom-shape draw:style-name="gr62" draw:text-style-name="P2" draw:layer="layout" svg:width="0.785cm" svg:height="0.785cm" svg:x="20.015cm" svg:y="11.05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1.476cm" svg:height="0.974cm" svg:x="17.789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1" draw:layer="layout" svg:x1="17.076cm" svg:y1="12.645cm" svg:x2="17.798cm" svg:y2="12.645cm">
          <text:p/>
        </draw:line>
        <draw:line draw:style-name="gr11" draw:text-style-name="P1" draw:layer="layout" svg:x1="17.076cm" svg:y1="12.614cm" svg:x2="17.798cm" svg:y2="12.614cm">
          <text:p/>
        </draw:line>
        <draw:line draw:style-name="gr63" draw:text-style-name="P1" draw:layer="layout" svg:x1="19.275cm" svg:y1="12.607cm" svg:x2="20.131cm" svg:y2="11.734cm">
          <text:p/>
        </draw:line>
        <draw:line draw:style-name="gr61" draw:text-style-name="P3" draw:layer="layout" svg:x1="17.331cm" svg:y1="10.206cm" svg:x2="20.003cm" svg:y2="11.351cm">
          <text:p/>
        </draw:line>
        <draw:line draw:style-name="gr11" draw:text-style-name="P1" draw:layer="layout" svg:x1="11.668cm" svg:y1="9.636cm" svg:x2="11.795cm" svg:y2="9.89cm">
          <text:p/>
        </draw:line>
        <draw:custom-shape draw:style-name="gr16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21" draw:text-style-name="P1" draw:layer="layout" svg:x1="22.255cm" svg:y1="8.353cm" svg:x2="22.768cm" svg:y2="8.368cm">
          <text:p/>
        </draw:line>
        <draw:line draw:style-name="gr9" draw:text-style-name="P1" draw:layer="layout" svg:x1="20.485cm" svg:y1="8.308cm" svg:x2="21.193cm" svg:y2="8.357cm">
          <text:p/>
        </draw:line>
      </draw:page>
      <draw:page draw:name="page8" draw:style-name="dp1" draw:master-page-name="Default">
        <draw:custom-shape draw:style-name="gr64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0.785cm" svg:height="0.786cm" svg:x="7.193cm" svg:y="9.849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1.476cm" svg:height="0.974cm" svg:x="4.967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4.254cm" svg:y1="10.289cm" svg:x2="4.976cm" svg:y2="10.289cm">
          <text:p/>
        </draw:line>
        <draw:line draw:style-name="gr68" draw:text-style-name="P1" draw:layer="layout" svg:x1="3.921cm" svg:y1="9.509cm" svg:x2="4.897cm" svg:y2="10.258cm">
          <text:p/>
        </draw:line>
        <draw:line draw:style-name="gr69" draw:text-style-name="P3" draw:layer="layout" svg:x1="6.453cm" svg:y1="10.251cm" svg:x2="7.175cm" svg:y2="10.251cm">
          <text:p/>
        </draw:line>
        <draw:custom-shape draw:style-name="gr64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1.476cm" svg:height="0.974cm" svg:x="8.689cm" svg:y="9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7.976cm" svg:y1="10.245cm" svg:x2="8.698cm" svg:y2="10.245cm">
          <text:p/>
        </draw:line>
        <draw:line draw:style-name="gr68" draw:text-style-name="P1" draw:layer="layout" svg:x1="7.897cm" svg:y1="10.214cm" svg:x2="8.619cm" svg:y2="10.214cm">
          <text:p/>
        </draw:line>
        <draw:line draw:style-name="gr69" draw:text-style-name="P3" draw:layer="layout" svg:x1="10.175cm" svg:y1="10.207cm" svg:x2="10.906cm" svg:y2="9.509cm">
          <text:p/>
        </draw:line>
        <draw:line draw:style-name="gr70" draw:text-style-name="P1" draw:layer="layout" svg:x1="4.668cm" svg:y1="7.968cm" svg:x2="6.131cm" svg:y2="7.968cm">
          <text:p/>
        </draw:line>
        <draw:custom-shape draw:style-name="gr71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" draw:layer="layout" svg:x1="3.762cm" svg:y1="8.951cm" svg:x2="6.625cm" svg:y2="7.806cm">
          <text:p/>
        </draw:line>
        <draw:line draw:style-name="gr69" draw:text-style-name="P3" draw:layer="layout" svg:x1="8.231cm" svg:y1="7.806cm" svg:x2="10.903cm" svg:y2="8.951cm">
          <text:p/>
        </draw:line>
        <draw:line draw:style-name="gr70" draw:text-style-name="P1" draw:layer="layout" svg:x1="13.768cm" svg:y1="10.368cm" svg:x2="15.231cm" svg:y2="10.368cm">
          <text:p/>
        </draw:line>
        <draw:custom-shape draw:style-name="gr66" draw:text-style-name="P1" draw:layer="layout" svg:width="1.476cm" svg:height="0.974cm" svg:x="15.819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" draw:layer="layout" svg:x1="12.941cm" svg:y1="11.351cm" svg:x2="15.804cm" svg:y2="10.206cm">
          <text:p/>
        </draw:line>
        <draw:custom-shape draw:style-name="gr72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18.354cm" svg:y1="8.389cm" svg:x2="19.076cm" svg:y2="8.389cm">
          <text:p/>
        </draw:line>
        <draw:line draw:style-name="gr68" draw:text-style-name="P1" draw:layer="layout" svg:x1="18.018cm" svg:y1="7.604cm" svg:x2="19.076cm" svg:y2="8.358cm">
          <text:p/>
        </draw:line>
        <draw:custom-shape draw:style-name="gr72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22.076cm" svg:y1="8.345cm" svg:x2="22.798cm" svg:y2="8.345cm">
          <text:p/>
        </draw:line>
        <draw:line draw:style-name="gr69" draw:text-style-name="P3" draw:layer="layout" svg:x1="24.275cm" svg:y1="8.307cm" svg:x2="25.003cm" svg:y2="7.731cm">
          <text:p/>
        </draw:line>
        <draw:line draw:style-name="gr70" draw:text-style-name="P1" draw:layer="layout" svg:x1="18.768cm" svg:y1="6.068cm" svg:x2="20.231cm" svg:y2="6.068cm">
          <text:p/>
        </draw:line>
        <draw:custom-shape draw:style-name="gr66" draw:text-style-name="P1" draw:layer="layout" svg:width="1.476cm" svg:height="0.974cm" svg:x="20.819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" draw:layer="layout" svg:x1="17.941cm" svg:y1="7.051cm" svg:x2="20.804cm" svg:y2="5.906cm">
          <text:p/>
        </draw:line>
        <draw:line draw:style-name="gr69" draw:text-style-name="P3" draw:layer="layout" svg:x1="22.331cm" svg:y1="5.906cm" svg:x2="25.003cm" svg:y2="7.051cm">
          <text:p/>
        </draw:line>
        <draw:line draw:style-name="gr68" draw:text-style-name="P1" draw:layer="layout" svg:x1="11.776cm" svg:y1="9.014cm" svg:x2="13.954cm" svg:y2="7.858cm">
          <text:p/>
        </draw:line>
        <draw:line draw:style-name="gr69" draw:text-style-name="P3" draw:layer="layout" svg:x1="20.558cm" svg:y1="11.033cm" svg:x2="21.574cm" svg:y2="9.001cm">
          <text:p/>
        </draw:line>
        <draw:line draw:style-name="gr69" draw:text-style-name="P3" draw:layer="layout" svg:x1="15.478cm" svg:y1="7.731cm" svg:x2="17.129cm" svg:y2="7.223cm">
          <text:p/>
        </draw:line>
        <draw:connector draw:style-name="gr74" draw:text-style-name="P1" draw:layer="layout" draw:type="line" svg:x1="25.282cm" svg:y1="3.462cm" svg:x2="25.384cm" svg:y2="6.588cm" svg:d="M25282 3462l102 3126" svg:viewBox="0 0 103 3127">
          <text:p/>
        </draw:connector>
        <draw:custom-shape draw:style-name="gr75" draw:text-style-name="P2" draw:layer="layout" svg:width="0.785cm" svg:height="0.786cm" svg:x="12.156cm" svg:y="11.09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0.785cm" svg:height="0.786cm" svg:x="16.293cm" svg:y="12.249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1.476cm" svg:height="0.974cm" svg:x="14.067cm" svg:y="1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13.354cm" svg:y1="12.689cm" svg:x2="14.076cm" svg:y2="12.689cm">
          <text:p/>
        </draw:line>
        <draw:line draw:style-name="gr78" draw:text-style-name="P1" draw:layer="layout" svg:x1="12.877cm" svg:y1="11.734cm" svg:x2="14.076cm" svg:y2="12.658cm">
          <text:p/>
        </draw:line>
        <draw:line draw:style-name="gr79" draw:text-style-name="P3" draw:layer="layout" svg:x1="15.553cm" svg:y1="12.651cm" svg:x2="16.275cm" svg:y2="12.651cm">
          <text:p/>
        </draw:line>
        <draw:custom-shape draw:style-name="gr80" draw:text-style-name="P2" draw:layer="layout" svg:width="0.785cm" svg:height="0.785cm" svg:x="20.015cm" svg:y="11.053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1.476cm" svg:height="0.974cm" svg:x="17.789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17.076cm" svg:y1="12.645cm" svg:x2="17.798cm" svg:y2="12.645cm">
          <text:p/>
        </draw:line>
        <draw:line draw:style-name="gr78" draw:text-style-name="P1" draw:layer="layout" svg:x1="17.076cm" svg:y1="12.614cm" svg:x2="17.798cm" svg:y2="12.614cm">
          <text:p/>
        </draw:line>
        <draw:line draw:style-name="gr81" draw:text-style-name="P1" draw:layer="layout" svg:x1="19.275cm" svg:y1="12.607cm" svg:x2="20.131cm" svg:y2="11.734cm">
          <text:p/>
        </draw:line>
        <draw:line draw:style-name="gr79" draw:text-style-name="P3" draw:layer="layout" svg:x1="17.331cm" svg:y1="10.206cm" svg:x2="20.003cm" svg:y2="11.351cm">
          <text:p/>
        </draw:line>
        <draw:custom-shape draw:style-name="gr17" draw:text-style-name="P1" draw:layer="layout" svg:width="1.051cm" svg:height="1.169cm" svg:x="17.067cm" svg:y="6.83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.476cm" svg:height="0.974cm" svg:x="14.052cm" svg:y="7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" draw:layer="layout" draw:type="line" svg:x1="17.554cm" svg:y1="3.348cm" svg:x2="17.656cm" svg:y2="6.474cm" svg:d="M17554 3348l102 3126" svg:viewBox="0 0 103 3127">
          <text:p/>
        </draw:connector>
        <draw:line draw:style-name="gr11" draw:text-style-name="P1" draw:layer="layout" svg:x1="11.668cm" svg:y1="9.636cm" svg:x2="11.795cm" svg:y2="9.89cm">
          <text:p/>
        </draw:line>
        <draw:custom-shape draw:style-name="gr16" draw:text-style-name="P1" draw:layer="layout" svg:width="0.762cm" svg:height="0.593cm" svg:x="11.541cm" svg:y="9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922cm" svg:y1="10.525cm" svg:x2="12.303cm" svg:y2="11.16cm">
          <text:p/>
        </draw:line>
        <draw:line draw:style-name="gr21" draw:text-style-name="P1" draw:layer="layout" svg:x1="22.255cm" svg:y1="8.353cm" svg:x2="22.768cm" svg:y2="8.368cm">
          <text:p/>
        </draw:line>
        <draw:line draw:style-name="gr9" draw:text-style-name="P1" draw:layer="layout" svg:x1="20.485cm" svg:y1="8.308cm" svg:x2="21.193cm" svg:y2="8.357cm">
          <text:p/>
        </draw:line>
      </draw:page>
      <draw:page draw:name="page9" draw:style-name="dp1" draw:master-page-name="Default">
        <draw:custom-shape draw:style-name="gr82" draw:text-style-name="P1" draw:layer="layout" svg:width="1.049cm" svg:height="1.169cm" svg:x="2.924cm" svg:y="8.619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4.254cm" svg:y1="10.211cm" svg:x2="4.976cm" svg:y2="10.211cm">
          <text:p/>
        </draw:line>
        <draw:custom-shape draw:style-name="gr82" draw:text-style-name="P1" draw:layer="layout" svg:width="1.051cm" svg:height="1.169cm" svg:x="10.782cm" svg:y="8.57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668cm" svg:y1="7.89cm" svg:x2="6.131cm" svg:y2="7.89cm">
          <text:p/>
        </draw:line>
        <draw:custom-shape draw:style-name="gr85" draw:text-style-name="P1" draw:layer="layout" svg:width="1.476cm" svg:height="0.974cm" svg:x="6.719cm" svg:y="7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1" draw:layer="layout" svg:x1="3.762cm" svg:y1="8.873cm" svg:x2="6.625cm" svg:y2="7.728cm">
          <text:p/>
        </draw:line>
        <draw:line draw:style-name="gr87" draw:text-style-name="P3" draw:layer="layout" svg:x1="8.231cm" svg:y1="7.728cm" svg:x2="10.903cm" svg:y2="8.873cm">
          <text:p/>
        </draw:line>
        <draw:custom-shape draw:style-name="gr88" draw:text-style-name="P1" draw:layer="layout" svg:width="1.051cm" svg:height="1.169cm" svg:x="21.16cm" svg:y="7.67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layer="layout" svg:width="1.476cm" svg:height="0.974cm" svg:x="19.067cm" svg:y="7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1" draw:layer="layout" svg:x1="18.354cm" svg:y1="8.311cm" svg:x2="19.076cm" svg:y2="8.311cm">
          <text:p/>
        </draw:line>
        <draw:line draw:style-name="gr86" draw:text-style-name="P1" draw:layer="layout" svg:x1="18.018cm" svg:y1="7.526cm" svg:x2="19.076cm" svg:y2="8.28cm">
          <text:p/>
        </draw:line>
        <draw:line draw:style-name="gr9" draw:text-style-name="P1" draw:layer="layout" svg:x1="20.485cm" svg:y1="8.317cm" svg:x2="21.193cm" svg:y2="8.366cm">
          <text:p/>
        </draw:line>
        <draw:custom-shape draw:style-name="gr88" draw:text-style-name="P1" draw:layer="layout" svg:width="1.051cm" svg:height="1.169cm" svg:x="24.882cm" svg:y="6.675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layer="layout" svg:width="1.476cm" svg:height="0.974cm" svg:x="22.789cm" svg:y="7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1" draw:layer="layout" svg:x1="22.076cm" svg:y1="8.267cm" svg:x2="22.798cm" svg:y2="8.267cm">
          <text:p/>
        </draw:line>
        <draw:line draw:style-name="gr87" draw:text-style-name="P3" draw:layer="layout" svg:x1="24.275cm" svg:y1="8.229cm" svg:x2="25.003cm" svg:y2="7.653cm">
          <text:p/>
        </draw:line>
        <draw:line draw:style-name="gr84" draw:text-style-name="P1" draw:layer="layout" svg:x1="18.768cm" svg:y1="5.99cm" svg:x2="20.231cm" svg:y2="5.99cm">
          <text:p/>
        </draw:line>
        <draw:line draw:style-name="gr86" draw:text-style-name="P1" draw:layer="layout" svg:x1="11.776cm" svg:y1="8.936cm" svg:x2="13.954cm" svg:y2="7.78cm">
          <text:p/>
        </draw:line>
        <draw:custom-shape draw:style-name="gr90" draw:text-style-name="P1" draw:layer="layout" svg:width="1.476cm" svg:height="0.974cm" svg:x="14.008cm" svg:y="7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7" draw:text-style-name="P3" draw:layer="layout" svg:x1="15.478cm" svg:y1="7.653cm" svg:x2="17.129cm" svg:y2="7.145cm">
          <text:p/>
        </draw:line>
        <draw:connector draw:style-name="gr26" draw:text-style-name="P1" draw:layer="layout" draw:type="line" svg:x1="25.271cm" svg:y1="3.281cm" svg:x2="25.373cm" svg:y2="6.407cm" svg:d="M25271 3281l102 3126" svg:viewBox="0 0 103 3127">
          <text:p/>
        </draw:connector>
        <draw:connector draw:style-name="gr26" draw:text-style-name="P1" draw:layer="layout" draw:type="line" svg:x1="17.51cm" svg:y1="3.335cm" svg:x2="17.612cm" svg:y2="6.461cm" svg:d="M17510 3335l102 3126" svg:viewBox="0 0 103 3127">
          <text:p/>
        </draw:connector>
        <draw:custom-shape draw:style-name="gr17" draw:text-style-name="P1" draw:layer="layout" svg:width="1.051cm" svg:height="1.169cm" svg:x="17.023cm" svg:y="6.819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2.255cm" svg:y1="8.353cm" svg:x2="22.768cm" svg:y2="8.368cm">
          <text:p/>
        </draw:line>
      </draw:page>
      <draw:page draw:name="page10" draw:style-name="dp1" draw:master-page-name="Default">
        <draw:custom-shape draw:style-name="gr82" draw:text-style-name="P1" draw:layer="layout" svg:width="1.049cm" svg:height="1.169cm" svg:x="2.924cm" svg:y="8.69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4.254cm" svg:y1="10.289cm" svg:x2="4.976cm" svg:y2="10.289cm">
          <text:p/>
        </draw:line>
        <draw:custom-shape draw:style-name="gr82" draw:text-style-name="P1" draw:layer="layout" svg:width="1.051cm" svg:height="1.169cm" svg:x="10.782cm" svg:y="8.653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668cm" svg:y1="7.968cm" svg:x2="6.131cm" svg:y2="7.968cm">
          <text:p/>
        </draw:line>
        <draw:custom-shape draw:style-name="gr85" draw:text-style-name="P1" draw:layer="layout" svg:width="1.476cm" svg:height="0.974cm" svg:x="6.719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1" draw:layer="layout" svg:x1="3.762cm" svg:y1="8.951cm" svg:x2="6.625cm" svg:y2="7.806cm">
          <text:p/>
        </draw:line>
        <draw:line draw:style-name="gr87" draw:text-style-name="P3" draw:layer="layout" svg:x1="8.231cm" svg:y1="7.806cm" svg:x2="10.903cm" svg:y2="8.951cm">
          <text:p/>
        </draw:line>
        <draw:custom-shape draw:style-name="gr88" draw:text-style-name="P1" draw:layer="layout" svg:width="1.051cm" svg:height="1.169cm" svg:x="21.16cm" svg:y="7.74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layer="layout" svg:width="1.476cm" svg:height="0.974cm" svg:x="19.067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1" draw:layer="layout" svg:x1="18.354cm" svg:y1="8.389cm" svg:x2="19.076cm" svg:y2="8.389cm">
          <text:p/>
        </draw:line>
        <draw:line draw:style-name="gr86" draw:text-style-name="P1" draw:layer="layout" svg:x1="18.018cm" svg:y1="7.604cm" svg:x2="19.076cm" svg:y2="8.358cm">
          <text:p/>
        </draw:line>
        <draw:line draw:style-name="gr86" draw:text-style-name="P1" draw:layer="layout" svg:x1="20.553cm" svg:y1="8.351cm" svg:x2="21.066cm" svg:y2="8.366cm">
          <text:p/>
        </draw:line>
        <draw:custom-shape draw:style-name="gr88" draw:text-style-name="P1" draw:layer="layout" svg:width="1.051cm" svg:height="1.169cm" svg:x="24.882cm" svg:y="6.75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layer="layout" svg:width="1.476cm" svg:height="0.974cm" svg:x="22.789cm" svg:y="7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1" draw:layer="layout" svg:x1="22.076cm" svg:y1="8.345cm" svg:x2="22.798cm" svg:y2="8.345cm">
          <text:p/>
        </draw:line>
        <draw:line draw:style-name="gr87" draw:text-style-name="P3" draw:layer="layout" svg:x1="22.209cm" svg:y1="8.239cm" svg:x2="22.799cm" svg:y2="8.314cm">
          <text:p/>
        </draw:line>
        <draw:line draw:style-name="gr87" draw:text-style-name="P3" draw:layer="layout" svg:x1="24.275cm" svg:y1="8.307cm" svg:x2="25.003cm" svg:y2="7.731cm">
          <text:p/>
        </draw:line>
        <draw:line draw:style-name="gr84" draw:text-style-name="P1" draw:layer="layout" svg:x1="18.768cm" svg:y1="6.068cm" svg:x2="20.231cm" svg:y2="6.068cm">
          <text:p/>
        </draw:line>
        <draw:line draw:style-name="gr86" draw:text-style-name="P1" draw:layer="layout" svg:x1="11.776cm" svg:y1="9.014cm" svg:x2="13.954cm" svg:y2="7.858cm">
          <text:p/>
        </draw:line>
        <draw:custom-shape draw:style-name="gr90" draw:text-style-name="P1" draw:layer="layout" svg:width="1.476cm" svg:height="0.974cm" svg:x="14.008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7" draw:text-style-name="P3" draw:layer="layout" svg:x1="15.478cm" svg:y1="7.731cm" svg:x2="17.129cm" svg:y2="7.223cm">
          <text:p/>
        </draw:line>
        <draw:connector draw:style-name="gr26" draw:text-style-name="P1" draw:layer="layout" draw:type="line" svg:x1="25.271cm" svg:y1="3.359cm" svg:x2="25.373cm" svg:y2="6.485cm" svg:d="M25271 3359l102 3126" svg:viewBox="0 0 103 3127">
          <text:p/>
        </draw:connector>
        <draw:connector draw:style-name="gr26" draw:text-style-name="P1" draw:layer="layout" draw:type="line" svg:x1="17.51cm" svg:y1="3.413cm" svg:x2="17.612cm" svg:y2="6.539cm" svg:d="M17510 3413l102 3126" svg:viewBox="0 0 103 3127">
          <text:p/>
        </draw:connector>
        <draw:custom-shape draw:style-name="gr91" draw:text-style-name="P1" draw:layer="layout" svg:width="1.476cm" svg:height="0.974cm" svg:x="6.715cm" svg:y="10.821cm">
          <text:p text:style-name="P1">Xn-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7.477cm" svg:y1="8.366cm" svg:x2="7.477cm" svg:y2="10.779cm">
          <text:p/>
        </draw:line>
        <draw:line draw:style-name="gr92" draw:text-style-name="P1" draw:layer="layout" svg:x1="14.777cm" svg:y1="8.367cm" svg:x2="14.777cm" svg:y2="10.78cm">
          <text:p/>
        </draw:line>
        <draw:line draw:style-name="gr92" draw:text-style-name="P1" draw:layer="layout" svg:x1="8.239cm" svg:y1="11.287cm" svg:x2="14.081cm" svg:y2="11.287cm">
          <text:p/>
        </draw:line>
        <draw:line draw:style-name="gr92" draw:text-style-name="P1" draw:layer="layout" svg:x1="6.715cm" svg:y1="11.287cm" svg:x2="1cm" svg:y2="11.287cm">
          <text:p/>
        </draw:line>
        <draw:line draw:style-name="gr92" draw:text-style-name="P1" draw:layer="layout" svg:x1="17.383cm" svg:y1="7.985cm" svg:x2="15.477cm" svg:y2="11.381cm">
          <text:p/>
        </draw:line>
        <draw:custom-shape draw:style-name="gr91" draw:text-style-name="P1" draw:layer="layout" svg:width="1.476cm" svg:height="0.974cm" svg:x="14.002cm" svg:y="10.752cm">
          <text:p text:style-name="P1">X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6.716cm" svg:y1="11.287cm" svg:x2="3.794cm" svg:y2="9.763cm">
          <text:p/>
        </draw:line>
        <draw:custom-shape draw:style-name="gr17" draw:text-style-name="P1" draw:layer="layout" svg:width="1.051cm" svg:height="1.169cm" svg:x="17.023cm" svg:y="6.897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93" draw:text-style-name="P5" xml:id="id4" draw:id="id4" draw:layer="layout" svg:width="3.937cm" svg:height="4.191cm" svg:x="18.653cm" svg:y="7.731cm">
          <text:p text:style-name="P1"><text:span text:style-name="T1">Some te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xml:id="id2" draw:id="id2" draw:layer="layout" svg:width="6.35cm" svg:height="3.429cm" svg:x="11.287cm" svg:y="15.732cm">
          <text:p text:style-name="P1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1" draw:id="id1" draw:layer="layout" svg:width="2.54cm" svg:height="3.683cm" svg:x="4.937cm" svg:y="11.922cm">
          <text:p text:style-name="P1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97" draw:text-style-name="P1" draw:layer="layout" draw:type="curve" svg:x1="7.477cm" svg:y1="13.763cm" svg:x2="11.287cm" svg:y2="17.446cm" draw:start-shape="id1" draw:start-glue-point="1" draw:end-shape="id2" svg:d="M7477 13763c2839 0 935 3683 3810 3683" svg:viewBox="0 0 3811 3684">
          <text:p/>
        </draw:connector>
        <draw:custom-shape draw:style-name="gr98" draw:text-style-name="P5" xml:id="id3" draw:id="id3" draw:layer="layout" svg:width="4.699cm" svg:height="3.81cm" svg:x="12.303cm" svg:y="2.143cm">
          <text:p text:style-name="P1"><text:span text:style-name="T1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4" draw:layer="layout" draw:type="curve" svg:x1="14.653cm" svg:y1="5.953cm" svg:x2="18.653cm" svg:y2="9.827cm" draw:start-shape="id3" draw:start-glue-point="8" draw:end-shape="id4" draw:end-glue-point="5" svg:d="M14653 5953c0 2583 1333 3874 4000 3874" svg:viewBox="0 0 4001 3875">
          <text:p/>
        </draw:connector>
        <draw:custom-shape draw:style-name="gr100" draw:text-style-name="P2" draw:layer="layout" svg:width="6.35cm" svg:height="3.429cm" svg:x="20.939cm" svg:y="13.573cm">
          <text:p text:style-name="P1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101" draw:text-style-name="P1" xml:id="id6" draw:id="id6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2" draw:text-style-name="P2" xml:id="id5" draw:id="id5" draw:layer="layout" svg:width="7.366cm" svg:height="3.937cm" svg:x="18.78cm" svg:y="1.889cm">
          <text:p text:style-name="P1"><text:span text:style-name="T2">What N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3" draw:text-style-name="P1" draw:layer="layout" draw:type="curve" svg:x1="26.146cm" svg:y1="3.858cm" svg:x2="14.208cm" svg:y2="10.906cm" draw:start-shape="id5" draw:start-glue-point="7" draw:end-shape="id6" draw:end-glue-point="4" svg:d="M26146 3858c828 0 691 2248-2501 3053s-9437 166-9437 3995" svg:viewBox="0 0 12369 7049">
          <text:p/>
        </draw:connector>
        <draw:custom-shape draw:style-name="gr104" draw:text-style-name="P1" draw:layer="layout" svg:width="4.699cm" svg:height="3.81cm" svg:x="5.191cm" svg:y="1.254cm">
          <text:p text:style-name="P1"><text:span text:style-name="T1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solid" draw:stroke-dash="Dashed_20__28_var_29__20_4" svg:stroke-width="0cm" svg:stroke-color="#942a0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26pt" fo:font-weight="bold"/>
    </style:style>
    <style:style style:name="Arrow" style:family="graphic" style:parent-style-name="Default_5f_2">
      <style:graphic-properties svg:stroke-color="#942a0e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out_20_fill_5f_1" style:display-name="Object without fill_1" style:family="graphic" style:parent-style-name="Default_5f_2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" style:display-name="Without Fill_1" style:family="graphic" style:parent-style-name="Default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" style:display-name="Floating Text_1" style:family="graphic" style:parent-style-name="Default_5f_2_5f_1">
      <style:graphic-properties draw:stroke="none" draw:stroke-dash="Dashed_20__28_var_29__20_4" svg:stroke-color="#942a0e"/>
      <style:text-properties fo:color="#942a0e" fo:font-size="26pt" fo:font-weight="bold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" style:display-name="Floating Text_2" style:family="graphic" style:parent-style-name="Default_5f_2_5f_2">
      <style:graphic-properties draw:stroke="none" draw:stroke-dash="Dashed_20__28_var_29__20_4" svg:stroke-color="#942a0e"/>
      <style:text-properties fo:color="#942a0e" fo:font-size="26pt" fo:font-weight="bold"/>
    </style:style>
    <style:style style:name="Without_20_Fill_5f_1_5f_1" style:display-name="Without Fill_1_1" style:family="graphic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" style:display-name="Floating Text_1_1" style:family="graphic">
      <style:graphic-properties draw:stroke="none" draw:stroke-dash="Dashed_20__28_var_29__20_4" svg:stroke-color="#942a0e"/>
      <style:text-properties fo:color="#942a0e" fo:font-size="26pt" fo:font-weight="bold"/>
    </style:style>
    <style:style style:name="Line" style:family="graphic" style:parent-style-name="Arrow">
      <style:graphic-properties svg:stroke-color="#942a0e"/>
    </style:style>
    <style:style style:name="Default_5f_2_5f_2_5f_1" style:display-name="Default_2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" style:display-name="Floating Text_2_1" style:family="graphic" style:parent-style-name="Default_5f_2_5f_2_5f_1">
      <style:graphic-properties draw:stroke="none" draw:stroke-dash="Dashed_20__28_var_29__20_4" svg:stroke-color="#942a0e"/>
      <style:text-properties fo:color="#942a0e" fo:font-size="26pt" fo:font-weight="bold"/>
    </style:style>
    <style:style style:name="Without_20_Fill_5f_1_5f_1_5f_1" style:display-name="Without Fill_1_1_1" style:family="graphic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" style:display-name="Floating Text_1_1_1" style:family="graphic">
      <style:graphic-properties draw:stroke="none" draw:stroke-dash="Dashed_20__28_var_29__20_4" svg:stroke-color="#942a0e"/>
      <style:text-properties fo:color="#942a0e" fo:font-size="26pt" fo:font-weight="bold"/>
    </style:style>
    <style:style style:name="Object_20_with_20_arrow_5f_1" style:display-name="Object with arrow_1" style:family="graphic" style:parent-style-name="Filled_20_Dark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4" style:display-name="Default_2_4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1" style:display-name="Filled Dark_1" style:family="graphic" style:parent-style-name="Default_5f_2_5f_4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" style:display-name="Object with Arrow semi transparent_1" style:family="graphic" style:parent-style-name="Object_20_with_20_arrow_5f_1">
      <style:graphic-properties svg:stroke-opacity="70%" draw:fill="solid" draw:fill-color="#ce6c31" draw:opacity="50%" draw:shadow-opacity="50%"/>
    </style:style>
    <style:style style:name="Default_5f_2_5f_3_5f_1" style:display-name="Default_2_3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" style:display-name="Default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1" style:display-name="Arrow_1_1" style:family="graphic" style:parent-style-name="Default_5f_2_5f_3_5f_1">
      <style:graphic-properties svg:stroke-color="#942a0e"/>
    </style:style>
    <style:style style:name="Default_5f_2_5f_2_5f_1_5f_1" style:display-name="Default_2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1" style:display-name="Default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1" style:display-name="Floating Text_2_1_1" style:family="graphic" style:parent-style-name="Default_5f_2_5f_2_5f_1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1" style:display-name="Default_1_1_1_1" style:family="graphic" style:parent-style-name="Default_5f_2_5f_1_5f_1_5f_1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942a0e" draw:fill="none"/>
    </style:style>
    <style:style style:name="Default_5f_2_5f_1_5f_1_5f_1_5f_1" style:display-name="Default_2_1_1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1" style:display-name="Without Fill_1_1_1_1" style:family="graphic" style:parent-style-name="Default_5f_2_5f_1_5f_1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1" style:display-name="Floating Text_1_1_1_1" style:family="graphic" style:parent-style-name="Default_5f_2_5f_1_5f_1_5f_1_5f_1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1" style:display-name="Line_1_1" style:family="graphic" style:parent-style-name="Arrow_5f_1_5f_1">
      <style:graphic-properties svg:stroke-color="#942a0e"/>
    </style:style>
    <style:style style:name="Default_5f_2_5f_5" style:display-name="Default_2_5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2" style:display-name="Arrow_2" style:family="graphic" style:parent-style-name="Default_5f_2_5f_5">
      <style:graphic-properties svg:stroke-color="#942a0e"/>
    </style:style>
    <style:style style:name="Object_20_with_20_arrow_5f_1_5f_1" style:display-name="Object with arrow_1_1" style:family="graphic" style:parent-style-name="Filled_20_Dark_5f_1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4_5f_1" style:display-name="Default_2_4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1_5f_1" style:display-name="Filled Dark_1_1" style:family="graphic" style:parent-style-name="Default_5f_2_5f_4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_5f_1" style:display-name="Object with Arrow semi transparent_1_1" style:family="graphic" style:parent-style-name="Object_20_with_20_arrow_5f_1_5f_1">
      <style:graphic-properties svg:stroke-opacity="70%" draw:fill="solid" draw:fill-color="#ce6c31" draw:opacity="50%" draw:shadow-opacity="50%"/>
    </style:style>
    <style:style style:name="Default_5f_2_5f_3_5f_1_5f_1" style:display-name="Default_2_3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_5f_1" style:display-name="Default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1_5f_1" style:display-name="Arrow_1_1_1" style:family="graphic" style:parent-style-name="Default_5f_2_5f_3_5f_1_5f_1">
      <style:graphic-properties svg:stroke-color="#942a0e"/>
    </style:style>
    <style:style style:name="Default_5f_2_5f_2_5f_1_5f_1_5f_1" style:display-name="Default_2_2_1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1_5f_1" style:display-name="Default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1_5f_1" style:display-name="Floating Text_2_1_1_1" style:family="graphic" style:parent-style-name="Default_5f_2_5f_2_5f_1_5f_1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1_5f_1" style:display-name="Default_1_1_1_1_1" style:family="graphic" style:parent-style-name="Default_5f_2_5f_1_5f_1_5f_1_5f_1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" style:display-name="Default_2_1_1_1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" style:display-name="Defaul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1_5f_1" style:display-name="Without Fill_1_1_1_1_1" style:family="graphic" style:parent-style-name="Default_5f_2_5f_1_5f_1_5f_1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1_5f_1" style:display-name="Floating Text_1_1_1_1_1" style:family="graphic" style:parent-style-name="Default_5f_2_5f_1_5f_1_5f_1_5f_1_5f_1">
      <style:graphic-properties draw:stroke="none" draw:stroke-dash="Dashed_20__28_var_29__20_4" svg:stroke-color="#942a0e"/>
      <style:text-properties fo:color="#942a0e" fo:font-size="26pt" fo:font-weight="bold"/>
    </style:style>
    <style:style style:name="Object_20_with_20_arrow_5f_2" style:display-name="Object with arrow_2" style:family="graphic" style:parent-style-name="Filled_20_Dark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" style:display-name="Default_2_6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" style:display-name="Filled Dark_2" style:family="graphic" style:parent-style-name="Default_5f_2_5f_6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" style:display-name="Object with Arrow semi transparent_2" style:family="graphic" style:parent-style-name="Object_20_with_20_arrow_5f_2">
      <style:graphic-properties svg:stroke-opacity="70%" draw:fill="solid" draw:fill-color="#ce6c31" draw:opacity="50%" draw:shadow-opacity="50%"/>
    </style:style>
    <style:style style:name="Arrow_5f_3" style:display-name="Arrow_3" style:family="graphic" style:parent-style-name="Default_5f_2_5f_6">
      <style:graphic-properties svg:stroke-color="#942a0e"/>
    </style:style>
    <style:style style:name="Default_5f_2_5f_3_5f_2" style:display-name="Default_2_3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" style:display-name="Default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" style:display-name="Arrow_1_2" style:family="graphic" style:parent-style-name="Default_5f_2_5f_3_5f_2">
      <style:graphic-properties svg:stroke-color="#942a0e"/>
    </style:style>
    <style:style style:name="Default_5f_2_5f_2_5f_1_5f_2" style:display-name="Default_2_2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" style:display-name="Default_2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" style:display-name="Floating Text_2_1_2" style:family="graphic" style:parent-style-name="Default_5f_2_5f_2_5f_1_5f_2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" style:display-name="Default_1_1_1_2" style:family="graphic" style:parent-style-name="Default_5f_2_5f_1_5f_1_5f_1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942a0e" draw:fill="none"/>
    </style:style>
    <style:style style:name="Default_5f_2_5f_1_5f_1_5f_1_5f_2" style:display-name="Default_2_1_1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" style:display-name="Default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" style:display-name="Without Fill_1_1_1_2" style:family="graphic" style:parent-style-name="Default_5f_2_5f_1_5f_1_5f_1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" style:display-name="Floating Text_1_1_1_2" style:family="graphic" style:parent-style-name="Default_5f_2_5f_1_5f_1_5f_1_5f_2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2" style:display-name="Line_1_2" style:family="graphic" style:parent-style-name="Arrow_5f_1_5f_2">
      <style:graphic-properties svg:stroke-color="#942a0e"/>
    </style:style>
    <style:style style:name="Object_20_with_20_arrow_5f_3" style:display-name="Object with arrow_3" style:family="graphic" style:parent-style-name="Filled_20_Dark_5f_3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7" style:display-name="Default_2_7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3" style:display-name="Filled Dark_3" style:family="graphic" style:parent-style-name="Default_5f_2_5f_7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4" style:display-name="Arrow_4" style:family="graphic" style:parent-style-name="Default_5f_2_5f_7">
      <style:graphic-properties svg:stroke-color="#942a0e"/>
    </style:style>
    <style:style style:name="Big_20_Arrow_5f_3" style:display-name="Big Arrow_3" style:family="graphic" style:parent-style-name="Arrow_5f_4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_20_arrow_5f_1_5f_2" style:display-name="Object with arrow_1_2" style:family="graphic" style:parent-style-name="Filled_20_Dark_5f_1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4_5f_2" style:display-name="Default_2_4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2" style:display-name="Default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1_5f_2" style:display-name="Filled Dark_1_2" style:family="graphic" style:parent-style-name="Default_5f_2_5f_4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_5f_2" style:display-name="Object with Arrow semi transparent_1_2" style:family="graphic" style:parent-style-name="Object_20_with_20_arrow_5f_1_5f_2">
      <style:graphic-properties svg:stroke-opacity="70%" draw:fill="solid" draw:fill-color="#ce6c31" draw:opacity="50%" draw:shadow-opacity="50%"/>
    </style:style>
    <style:style style:name="Default_5f_2_5f_3_5f_1_5f_2" style:display-name="Default_2_3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_5f_2" style:display-name="Default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1_5f_2" style:display-name="Arrow_1_1_2" style:family="graphic" style:parent-style-name="Default_5f_2_5f_3_5f_1_5f_2">
      <style:graphic-properties svg:stroke-color="#942a0e"/>
    </style:style>
    <style:style style:name="Default_5f_2_5f_2_5f_1_5f_1_5f_2" style:display-name="Default_2_2_1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1_5f_2" style:display-name="Default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1_5f_2" style:display-name="Floating Text_2_1_1_2" style:family="graphic" style:parent-style-name="Default_5f_2_5f_2_5f_1_5f_1_5f_2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1_5f_2" style:display-name="Default_1_1_1_1_2" style:family="graphic" style:parent-style-name="Default_5f_2_5f_1_5f_1_5f_1_5f_1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" style:display-name="Object without fill_1_1_1_1_2" style:family="graphic" style:parent-style-name="Default_5f_1_5f_1_5f_1_5f_1_5f_2">
      <style:graphic-properties svg:stroke-color="#942a0e" draw:fill="none"/>
    </style:style>
    <style:style style:name="Default_5f_2_5f_1_5f_1_5f_1_5f_1_5f_2" style:display-name="Default_2_1_1_1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2" style:display-name="Default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1_5f_2" style:display-name="Without Fill_1_1_1_1_2" style:family="graphic" style:parent-style-name="Default_5f_2_5f_1_5f_1_5f_1_5f_1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1_5f_2" style:display-name="Floating Text_1_1_1_1_2" style:family="graphic" style:parent-style-name="Default_5f_2_5f_1_5f_1_5f_1_5f_1_5f_2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1_5f_2" style:display-name="Line_1_1_2" style:family="graphic" style:parent-style-name="Arrow_5f_1_5f_1_5f_2">
      <style:graphic-properties svg:stroke-color="#942a0e"/>
    </style:style>
    <style:style style:name="Object_20_with_20_arrow_5f_3_5f_1" style:display-name="Object with arrow_3_1" style:family="graphic" style:parent-style-name="Filled_20_Dark_5f_3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7_5f_1" style:display-name="Default_2_7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3_5f_1" style:display-name="Filled Dark_3_1" style:family="graphic" style:parent-style-name="Default_5f_2_5f_7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4_5f_1" style:display-name="Arrow_4_1" style:family="graphic" style:parent-style-name="Default_5f_2_5f_7_5f_1">
      <style:graphic-properties svg:stroke-color="#942a0e"/>
    </style:style>
    <style:style style:name="Big_20_Arrow_5f_3_5f_1" style:display-name="Big Arrow_3_1" style:family="graphic" style:parent-style-name="Arrow_5f_4_5f_1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_20_arrow_5f_1_5f_2_5f_1" style:display-name="Object with arrow_1_2_1" style:family="graphic" style:parent-style-name="Filled_20_Dark_5f_1_5f_2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4_5f_2_5f_1" style:display-name="Default_2_4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2_5f_1" style:display-name="Default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1_5f_2_5f_1" style:display-name="Filled Dark_1_2_1" style:family="graphic" style:parent-style-name="Default_5f_2_5f_4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_5f_2_5f_1" style:display-name="Object with Arrow semi transparent_1_2_1" style:family="graphic" style:parent-style-name="Object_20_with_20_arrow_5f_1_5f_2_5f_1">
      <style:graphic-properties svg:stroke-opacity="70%" draw:fill="solid" draw:fill-color="#ce6c31" draw:opacity="50%" draw:shadow-opacity="50%"/>
    </style:style>
    <style:style style:name="Default_5f_2_5f_3_5f_1_5f_2_5f_1" style:display-name="Default_2_3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_5f_2_5f_1" style:display-name="Default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1_5f_2_5f_1" style:display-name="Arrow_1_1_2_1" style:family="graphic" style:parent-style-name="Default_5f_2_5f_3_5f_1_5f_2_5f_1">
      <style:graphic-properties svg:stroke-color="#942a0e"/>
    </style:style>
    <style:style style:name="Default_5f_2_5f_2_5f_1_5f_1_5f_2_5f_1" style:display-name="Default_2_2_1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1_5f_2_5f_1" style:display-name="Default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1_5f_2_5f_1" style:display-name="Floating Text_2_1_1_2_1" style:family="graphic" style:parent-style-name="Default_5f_2_5f_2_5f_1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1_5f_2_5f_1" style:display-name="Default_1_1_1_1_2_1" style:family="graphic" style:parent-style-name="Default_5f_2_5f_1_5f_1_5f_1_5f_1_5f_2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" style:display-name="Default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" style:display-name="Object without fill_1_1_1_1_2_1" style:family="graphic" style:parent-style-name="Default_5f_1_5f_1_5f_1_5f_1_5f_2_5f_1">
      <style:graphic-properties svg:stroke-color="#942a0e" draw:fill="none"/>
    </style:style>
    <style:style style:name="Default_5f_2_5f_1_5f_1_5f_1_5f_1_5f_2_5f_1" style:display-name="Default_2_1_1_1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2_5f_1" style:display-name="Default_2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1_5f_1_5f_1_5f_1_5f_2_5f_1" style:display-name="Floating Text_1_1_1_1_2_1" style:family="graphic" style:parent-style-name="Default_5f_2_5f_1_5f_1_5f_1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1_5f_2_5f_1" style:display-name="Line_1_1_2_1" style:family="graphic" style:parent-style-name="Arrow_5f_1_5f_1_5f_2_5f_1">
      <style:graphic-properties svg:stroke-color="#942a0e"/>
    </style:style>
    <style:style style:name="Dashed_20_line" style:display-name="Dashed line" style:family="graphic" style:parent-style-name="Arrow">
      <style:graphic-properties draw:stroke="dash" draw:stroke-dash="Fine_20_Dashed" svg:stroke-color="#942a0e"/>
    </style:style>
    <style:style style:name="Normal_20_Arrow" style:display-name="Normal Arrow" style:family="graphic" style:parent-style-name="Arrow">
      <style:graphic-properties svg:stroke-color="#942a0e"/>
    </style:style>
    <style:style style:name="Object_20_with_20_arrow_5f_4" style:display-name="Object with arrow_4" style:family="graphic" style:parent-style-name="Filled_20_Dark_5f_4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3" style:display-name="Default_2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" style:display-name="Without Fill_2" style:family="graphic" style:parent-style-name="Default_5f_2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4" style:display-name="Filled Dark_4" style:family="graphic" style:parent-style-name="Default_5f_2_5f_3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1" style:display-name="Arrow_1" style:family="graphic" style:parent-style-name="Default_5f_2_5f_3">
      <style:graphic-properties svg:stroke-color="#942a0e"/>
    </style:style>
    <style:style style:name="Big_20_Arrow_5f_1" style:display-name="Big Arrow_1" style:family="graphic" style:parent-style-name="Arrow_5f_1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_20_arrow_5f_2_5f_1" style:display-name="Object with arrow_2_1" style:family="graphic" style:parent-style-name="Filled_20_Dark_5f_2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_5f_1" style:display-name="Default_2_6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_5f_1" style:display-name="Default_2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_5f_1" style:display-name="Filled Dark_2_1" style:family="graphic" style:parent-style-name="Default_5f_2_5f_6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_5f_1" style:display-name="Object with Arrow semi transparent_2_1" style:family="graphic" style:parent-style-name="Object_20_with_20_arrow_5f_2_5f_1">
      <style:graphic-properties svg:stroke-opacity="70%" draw:fill="solid" draw:fill-color="#ce6c31" draw:opacity="50%" draw:shadow-opacity="50%"/>
    </style:style>
    <style:style style:name="Default_5f_2_5f_3_5f_2_5f_1" style:display-name="Default_2_3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_5f_1" style:display-name="Default_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_5f_1" style:display-name="Arrow_1_2_1" style:family="graphic" style:parent-style-name="Default_5f_2_5f_3_5f_2_5f_1">
      <style:graphic-properties svg:stroke-color="#942a0e"/>
    </style:style>
    <style:style style:name="Default_5f_2_5f_2_5f_1_5f_2_5f_1" style:display-name="Default_2_2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_5f_1" style:display-name="Default_2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_5f_1" style:display-name="Floating Text_2_1_2_1" style:family="graphic" style:parent-style-name="Default_5f_2_5f_2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_5f_1" style:display-name="Default_1_1_1_2_1" style:family="graphic" style:parent-style-name="Default_5f_2_5f_1_5f_1_5f_1_5f_2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" style:display-name="Object without fill_1_1_1_2_1" style:family="graphic" style:parent-style-name="Default_5f_1_5f_1_5f_1_5f_2_5f_1">
      <style:graphic-properties svg:stroke-color="#942a0e" draw:fill="none"/>
    </style:style>
    <style:style style:name="Default_5f_2_5f_1_5f_1_5f_1_5f_2_5f_1" style:display-name="Default_2_1_1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1" style:display-name="Default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_5f_1" style:display-name="Without Fill_1_1_1_2_1" style:family="graphic" style:parent-style-name="Default_5f_2_5f_1_5f_1_5f_1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_5f_1" style:display-name="Floating Text_1_1_1_2_1" style:family="graphic" style:parent-style-name="Default_5f_2_5f_1_5f_1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2_5f_1" style:display-name="Line_1_2_1" style:family="graphic" style:parent-style-name="Arrow_5f_1_5f_2_5f_1">
      <style:graphic-properties svg:stroke-color="#942a0e"/>
    </style:style>
    <style:style style:name="Object_20_with_20_arrow_5f_5" style:display-name="Object with arrow_5" style:family="graphic" style:parent-style-name="Filled_20_Dark_5f_5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8" style:display-name="Default_2_8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8" style:display-name="Default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3" style:display-name="Without Fill_3" style:family="graphic" style:parent-style-name="Default_5f_2_5f_8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5" style:display-name="Filled Dark_5" style:family="graphic" style:parent-style-name="Default_5f_2_5f_8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5f_2_5f_2" style:display-name="Object with arrow_2_2" style:family="graphic" style:parent-style-name="Filled_20_Dark_5f_2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_5f_2" style:display-name="Default_2_6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_5f_2" style:display-name="Default_2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_5f_2" style:display-name="Filled Dark_2_2" style:family="graphic" style:parent-style-name="Default_5f_2_5f_6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_5f_2" style:display-name="Object with Arrow semi transparent_2_2" style:family="graphic" style:parent-style-name="Object_20_with_20_arrow_5f_2_5f_2">
      <style:graphic-properties svg:stroke-opacity="70%" draw:fill="solid" draw:fill-color="#ce6c31" draw:opacity="50%" draw:shadow-opacity="50%"/>
    </style:style>
    <style:style style:name="Default_5f_2_5f_3_5f_2_5f_2" style:display-name="Default_2_3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_5f_2" style:display-name="Default_2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_5f_2" style:display-name="Arrow_1_2_2" style:family="graphic" style:parent-style-name="Default_5f_2_5f_3_5f_2_5f_2">
      <style:graphic-properties svg:stroke-color="#942a0e"/>
    </style:style>
    <style:style style:name="Default_5f_2_5f_2_5f_1_5f_2_5f_2" style:display-name="Default_2_2_1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_5f_2" style:display-name="Default_2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_5f_2" style:display-name="Floating Text_2_1_2_2" style:family="graphic" style:parent-style-name="Default_5f_2_5f_2_5f_1_5f_2_5f_2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_5f_2" style:display-name="Default_1_1_1_2_2" style:family="graphic" style:parent-style-name="Default_5f_2_5f_1_5f_1_5f_1_5f_2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2_5f_2" style:display-name="Default_2_1_1_1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2" style:display-name="Default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_5f_2" style:display-name="Without Fill_1_1_1_2_2" style:family="graphic" style:parent-style-name="Default_5f_2_5f_1_5f_1_5f_1_5f_2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_5f_2" style:display-name="Floating Text_1_1_1_2_2" style:family="graphic" style:parent-style-name="Default_5f_2_5f_1_5f_1_5f_1_5f_2_5f_2">
      <style:graphic-properties draw:stroke="none" draw:stroke-dash="Dashed_20__28_var_29__20_4" svg:stroke-color="#942a0e"/>
      <style:text-properties fo:color="#942a0e" fo:font-size="26pt" fo:font-weight="bold"/>
    </style:style>
    <style:style style:name="Object_20_with_20_arrow_5f_4_5f_1" style:display-name="Object with arrow_4_1" style:family="graphic" style:parent-style-name="Filled_20_Dark_5f_4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3_5f_3" style:display-name="Default_2_3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3" style:display-name="Default_2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_5f_1" style:display-name="Without Fill_2_1" style:family="graphic" style:parent-style-name="Default_5f_2_5f_3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4_5f_1" style:display-name="Filled Dark_4_1" style:family="graphic" style:parent-style-name="Default_5f_2_5f_3_5f_3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1_5f_3" style:display-name="Arrow_1_3" style:family="graphic" style:parent-style-name="Default_5f_2_5f_3_5f_3">
      <style:graphic-properties svg:stroke-color="#942a0e"/>
    </style:style>
    <style:style style:name="Object_20_with_20_arrow_5f_2_5f_1_5f_1" style:display-name="Object with arrow_2_1_1" style:family="graphic" style:parent-style-name="Filled_20_Dark_5f_2_5f_1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_5f_1_5f_1" style:display-name="Default_2_6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_5f_1_5f_1" style:display-name="Default_2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_5f_1_5f_1" style:display-name="Filled Dark_2_1_1" style:family="graphic" style:parent-style-name="Default_5f_2_5f_6_5f_1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_5f_1_5f_1" style:display-name="Object with Arrow semi transparent_2_1_1" style:family="graphic" style:parent-style-name="Object_20_with_20_arrow_5f_2_5f_1_5f_1">
      <style:graphic-properties svg:stroke-opacity="70%" draw:fill="solid" draw:fill-color="#ce6c31" draw:opacity="50%" draw:shadow-opacity="50%"/>
    </style:style>
    <style:style style:name="Default_5f_2_5f_3_5f_2_5f_1_5f_1" style:display-name="Default_2_3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_5f_1_5f_1" style:display-name="Default_2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_5f_1_5f_1" style:display-name="Arrow_1_2_1_1" style:family="graphic" style:parent-style-name="Default_5f_2_5f_3_5f_2_5f_1_5f_1">
      <style:graphic-properties svg:stroke-color="#942a0e"/>
    </style:style>
    <style:style style:name="Default_5f_2_5f_2_5f_1_5f_2_5f_1_5f_1" style:display-name="Default_2_2_1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_5f_1_5f_1" style:display-name="Default_2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_5f_1_5f_1" style:display-name="Floating Text_2_1_2_1_1" style:family="graphic" style:parent-style-name="Default_5f_2_5f_2_5f_1_5f_2_5f_1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_5f_1_5f_1" style:display-name="Default_1_1_1_2_1_1" style:family="graphic" style:parent-style-name="Default_5f_2_5f_1_5f_1_5f_1_5f_2_5f_1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_5f_1" style:display-name="Default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2_5f_1_5f_1" style:display-name="Default_2_1_1_1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1_5f_1" style:display-name="Default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_5f_1_5f_1" style:display-name="Without Fill_1_1_1_2_1_1" style:family="graphic" style:parent-style-name="Default_5f_2_5f_1_5f_1_5f_1_5f_2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_5f_1_5f_1" style:display-name="Floating Text_1_1_1_2_1_1" style:family="graphic" style:parent-style-name="Default_5f_2_5f_1_5f_1_5f_1_5f_2_5f_1_5f_1">
      <style:graphic-properties draw:stroke="none" draw:stroke-dash="Dashed_20__28_var_29__20_4" svg:stroke-color="#942a0e"/>
      <style:text-properties fo:color="#942a0e" fo:font-size="26pt" fo:font-weight="bold"/>
    </style:style>
    <style:style style:name="Object_20_with_20_arrow_5f_4_5f_2" style:display-name="Object with arrow_4_2" style:family="graphic" style:parent-style-name="Filled_20_Dark_5f_4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3_5f_4" style:display-name="Default_2_3_4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4" style:display-name="Default_2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4_5f_2" style:display-name="Filled Dark_4_2" style:family="graphic" style:parent-style-name="Default_5f_2_5f_3_5f_4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1_5f_4" style:display-name="Arrow_1_4" style:family="graphic" style:parent-style-name="Default_5f_2_5f_3_5f_4">
      <style:graphic-properties svg:stroke-color="#942a0e"/>
    </style:style>
    <style:style style:name="Big_20_Arrow_5f_1_5f_2" style:display-name="Big Arrow_1_2" style:family="graphic" style:parent-style-name="Arrow_5f_1_5f_4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_20_arrow_5f_2_5f_1_5f_2" style:display-name="Object with arrow_2_1_2" style:family="graphic" style:parent-style-name="Filled_20_Dark_5f_2_5f_1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_5f_1_5f_2" style:display-name="Default_2_6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_5f_1_5f_2" style:display-name="Default_2_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_5f_1_5f_2" style:display-name="Filled Dark_2_1_2" style:family="graphic" style:parent-style-name="Default_5f_2_5f_6_5f_1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_5f_1_5f_2" style:display-name="Object with Arrow semi transparent_2_1_2" style:family="graphic" style:parent-style-name="Object_20_with_20_arrow_5f_2_5f_1_5f_2">
      <style:graphic-properties svg:stroke-opacity="70%" draw:fill="solid" draw:fill-color="#ce6c31" draw:opacity="50%" draw:shadow-opacity="50%"/>
    </style:style>
    <style:style style:name="Default_5f_2_5f_3_5f_2_5f_1_5f_2" style:display-name="Default_2_3_2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_5f_1_5f_2" style:display-name="Default_2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_5f_1_5f_2" style:display-name="Arrow_1_2_1_2" style:family="graphic" style:parent-style-name="Default_5f_2_5f_3_5f_2_5f_1_5f_2">
      <style:graphic-properties svg:stroke-color="#942a0e"/>
    </style:style>
    <style:style style:name="Default_5f_2_5f_2_5f_1_5f_2_5f_1_5f_2" style:display-name="Default_2_2_1_2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_5f_1_5f_2" style:display-name="Default_2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_5f_1_5f_2" style:display-name="Floating Text_2_1_2_1_2" style:family="graphic" style:parent-style-name="Default_5f_2_5f_2_5f_1_5f_2_5f_1_5f_2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_5f_1_5f_2" style:display-name="Default_1_1_1_2_1_2" style:family="graphic" style:parent-style-name="Default_5f_2_5f_1_5f_1_5f_1_5f_2_5f_1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_5f_2" style:display-name="Default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2" style:display-name="Object without fill_1_1_1_2_1_2" style:family="graphic" style:parent-style-name="Default_5f_1_5f_1_5f_1_5f_2_5f_1_5f_2">
      <style:graphic-properties svg:stroke-color="#942a0e" draw:fill="none"/>
    </style:style>
    <style:style style:name="Default_5f_2_5f_1_5f_1_5f_1_5f_2_5f_1_5f_2" style:display-name="Default_2_1_1_1_2_1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1_5f_2" style:display-name="Default_2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_5f_1_5f_2" style:display-name="Without Fill_1_1_1_2_1_2" style:family="graphic" style:parent-style-name="Default_5f_2_5f_1_5f_1_5f_1_5f_2_5f_1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_5f_1_5f_2" style:display-name="Floating Text_1_1_1_2_1_2" style:family="graphic" style:parent-style-name="Default_5f_2_5f_1_5f_1_5f_1_5f_2_5f_1_5f_2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2_5f_1_5f_2" style:display-name="Line_1_2_1_2" style:family="graphic" style:parent-style-name="Arrow_5f_1_5f_2_5f_1_5f_2">
      <style:graphic-properties svg:stroke-color="#942a0e"/>
    </style:style>
    <style:style style:name="Default_5f_2_5f_9" style:display-name="Default_2_9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" style:display-name="Default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5" style:display-name="Arrow_5" style:family="graphic" style:parent-style-name="Default_5f_2_5f_9">
      <style:graphic-properties svg:stroke-color="#942a0e"/>
    </style:style>
    <style:style style:name="Line_5f_1" style:display-name="Line_1" style:family="graphic" style:parent-style-name="Arrow_5f_5">
      <style:graphic-properties svg:stroke-color="#942a0e"/>
    </style:style>
    <style:style style:name="Default_5f_2_5f_3_5f_1_5f_3" style:display-name="Default_2_3_1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_5f_3" style:display-name="Default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1_5f_3" style:display-name="Arrow_1_1_3" style:family="graphic" style:parent-style-name="Default_5f_2_5f_3_5f_1_5f_3">
      <style:graphic-properties svg:stroke-color="#942a0e"/>
    </style:style>
    <style:style style:name="Default_5f_1_5f_1_5f_1_5f_1_5f_3" style:display-name="Default_1_1_1_1_3" style:family="graphic" style:parent-style-name="Default_5f_2_5f_1_5f_1_5f_1_5f_1_5f_3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3">
      <style:graphic-properties svg:stroke-color="#942a0e" draw:fill="none"/>
    </style:style>
    <style:style style:name="Default_5f_2_5f_1_5f_1_5f_1_5f_1_5f_3" style:display-name="Default_2_1_1_1_1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3" style:display-name="Default_2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1_5f_3" style:display-name="Without Fill_1_1_1_1_3" style:family="graphic" style:parent-style-name="Default_5f_2_5f_1_5f_1_5f_1_5f_1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1_5f_3" style:display-name="Floating Text_1_1_1_1_3" style:family="graphic" style:parent-style-name="Default_5f_2_5f_1_5f_1_5f_1_5f_1_5f_3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1_5f_1" style:display-name="Line_1_1_1" style:family="graphic" style:parent-style-name="Arrow_5f_1_5f_1_5f_3">
      <style:graphic-properties svg:stroke-color="#942a0e"/>
    </style:style>
    <style:style style:name="Object_20_with_20_arrow_5f_4_5f_2_5f_1" style:display-name="Object with arrow_4_2_1" style:family="graphic" style:parent-style-name="Filled_20_Dark_5f_4_5f_2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3_5f_4_5f_1" style:display-name="Default_2_3_4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4_5f_1" style:display-name="Default_2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4_5f_2_5f_1" style:display-name="Filled Dark_4_2_1" style:family="graphic" style:parent-style-name="Default_5f_2_5f_3_5f_4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Arrow_5f_1_5f_4_5f_1" style:display-name="Arrow_1_4_1" style:family="graphic" style:parent-style-name="Default_5f_2_5f_3_5f_4_5f_1">
      <style:graphic-properties svg:stroke-color="#942a0e"/>
    </style:style>
    <style:style style:name="Big_20_Arrow_5f_1_5f_2_5f_1" style:display-name="Big Arrow_1_2_1" style:family="graphic" style:parent-style-name="Arrow_5f_1_5f_4_5f_1">
      <style:graphic-properties svg:stroke-width="0.4cm" svg:stroke-color="#ce6c31" draw:marker-start-width="1.006cm" draw:marker-end-width="1.375cm" svg:stroke-opacity="70%" svg:stroke-linecap="square" draw:fill="none"/>
    </style:style>
    <style:style style:name="Object_20_with_20_arrow_5f_2_5f_1_5f_2_5f_1" style:display-name="Object with arrow_2_1_2_1" style:family="graphic" style:parent-style-name="Filled_20_Dark_5f_2_5f_1_5f_2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6_5f_1_5f_2_5f_1" style:display-name="Default_2_6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_5f_1_5f_2_5f_1" style:display-name="Default_2_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led_20_Dark_5f_2_5f_1_5f_2_5f_1" style:display-name="Filled Dark_2_1_2_1" style:family="graphic" style:parent-style-name="Default_5f_2_5f_6_5f_1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2_5f_1_5f_2_5f_1" style:display-name="Object with Arrow semi transparent_2_1_2_1" style:family="graphic" style:parent-style-name="Object_20_with_20_arrow_5f_2_5f_1_5f_2_5f_1">
      <style:graphic-properties svg:stroke-opacity="70%" draw:fill="solid" draw:fill-color="#ce6c31" draw:opacity="50%" draw:shadow-opacity="50%"/>
    </style:style>
    <style:style style:name="Default_5f_2_5f_3_5f_2_5f_1_5f_2_5f_1" style:display-name="Default_2_3_2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2_5f_1_5f_2_5f_1" style:display-name="Default_2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_5f_2_5f_1_5f_2_5f_1" style:display-name="Arrow_1_2_1_2_1" style:family="graphic" style:parent-style-name="Default_5f_2_5f_3_5f_2_5f_1_5f_2_5f_1">
      <style:graphic-properties svg:stroke-color="#942a0e"/>
    </style:style>
    <style:style style:name="Default_5f_2_5f_2_5f_1_5f_2_5f_1_5f_2_5f_1" style:display-name="Default_2_2_1_2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_5f_2_5f_1_5f_2_5f_1" style:display-name="Default_2_2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oating_20_Text_5f_2_5f_1_5f_2_5f_1_5f_2_5f_1" style:display-name="Floating Text_2_1_2_1_2_1" style:family="graphic" style:parent-style-name="Default_5f_2_5f_2_5f_1_5f_2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Default_5f_1_5f_1_5f_1_5f_2_5f_1_5f_2_5f_1" style:display-name="Default_1_1_1_2_1_2_1" style:family="graphic" style:parent-style-name="Default_5f_2_5f_1_5f_1_5f_1_5f_2_5f_1_5f_2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_5f_2_5f_1" style:display-name="Default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2_5f_1" style:display-name="Object without fill_1_1_1_2_1_2_1" style:family="graphic" style:parent-style-name="Default_5f_1_5f_1_5f_1_5f_2_5f_1_5f_2_5f_1">
      <style:graphic-properties svg:stroke-color="#942a0e" draw:fill="none"/>
    </style:style>
    <style:style style:name="Default_5f_2_5f_1_5f_1_5f_1_5f_2_5f_1_5f_2_5f_1" style:display-name="Default_2_1_1_1_2_1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1_5f_2_5f_1" style:display-name="Default_2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2_5f_1_5f_2_5f_1" style:display-name="Without Fill_1_1_1_2_1_2_1" style:family="graphic" style:parent-style-name="Default_5f_2_5f_1_5f_1_5f_1_5f_2_5f_1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_5f_1_5f_1_5f_2_5f_1_5f_2_5f_1" style:display-name="Floating Text_1_1_1_2_1_2_1" style:family="graphic" style:parent-style-name="Default_5f_2_5f_1_5f_1_5f_1_5f_2_5f_1_5f_2_5f_1">
      <style:graphic-properties draw:stroke="none" draw:stroke-dash="Dashed_20__28_var_29__20_4" svg:stroke-color="#942a0e"/>
      <style:text-properties fo:color="#942a0e" fo:font-size="26pt" fo:font-weight="bold"/>
    </style:style>
    <style:style style:name="Line_5f_1_5f_2_5f_1_5f_2_5f_1" style:display-name="Line_1_2_1_2_1" style:family="graphic" style:parent-style-name="Arrow_5f_1_5f_2_5f_1_5f_2_5f_1">
      <style:graphic-properties svg:stroke-color="#942a0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09-13T14:48:38.655507602</dc:date>
    <meta:editing-duration>PT2H23M19S</meta:editing-duration>
    <meta:editing-cycles>76</meta:editing-cycles>
    <meta:generator>LibreOffice/6.0.3.2$Linux_X86_64 LibreOffice_project/00m0$Build-2</meta:generator>
    <dc:creator>Cristian Vasquez</dc:creator>
    <meta:document-statistic meta:object-count="409"/>
  </office:meta>
</office:document-meta>
</file>